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Outer Loops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Outer Loops'.B45:'Performance Comparison - Sequential and Parallel with Outer Loops'.S46 'Performance Comparison - Sequential and Parallel with Outer Loops'.A47:'Performance Comparison - Sequential and Parallel with Outer Loops'.A47 'Performance Comparison - Sequential and Parallel with Outer Loops'.B47:'Performance Comparison - Sequential and Parallel with Outer Loops'.S47 'Performance Comparison - Sequential and Parallel with Outer Loops'.A48:'Performance Comparison - Sequential and Parallel with Outer Loops'.A48 'Performance Comparison - Sequential and Parallel with Outer Loops'.B48:'Performance Comparison - Sequential and Parallel with Outer Loops'.S48 'Performance Comparison - Sequential and Parallel with Outer Loops'.A49:'Performance Comparison - Sequential and Parallel with Outer Loops'.A49 'Performance Comparison - Sequential and Parallel with Outer Loops'.B49:'Performance Comparison - Sequential and Parallel with Outer Loops'.S49 'Performance Comparison - Sequential and Parallel with Outer Loops'.A50:'Performance Comparison - Sequential and Parallel with Outer Loops'.A50 'Performance Comparison - Sequential and Parallel with Outer Loops'.B50:'Performance Comparison - Sequential and Parallel with Outer Loops'.S50 'Performance Comparison - Sequential and Parallel with Outer Loops'.A51:'Performance Comparison - Sequential and Parallel with Outer Loops'.A51 'Performance Comparison - Sequential and Parallel with Outer Loops'.B51:'Performance Comparison - Sequential and Parallel with Outer Loops'.S51 'Performance Comparison - Sequential and Parallel with Outer Loops'.A52:'Performance Comparison - Sequential and Parallel with Outer Loops'.A52 'Performance Comparison - Sequential and Parallel with Outer Loops'.B52:'Performance Comparison - Sequential and Parallel with Outer Loops'.S52 'Performance Comparison - Sequential and Parallel with Outer Loops'.A53:'Performance Comparison - Sequential and Parallel with Outer Loops'.A53 'Performance Comparison - Sequential and Parallel with Outer Loops'.B53:'Performance Comparison - Sequential and Parallel with Outer Loops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Outer Loops'.A61:'Performance Comparison - Sequential and Parallel with Outer Loops'.A67 'Performance Comparison - Sequential and Parallel with Outer Loops'.B59:'Performance Comparison - Sequential and Parallel with Outer Loops'.B60 'Performance Comparison - Sequential and Parallel with Outer Loops'.B61:'Performance Comparison - Sequential and Parallel with Outer Loops'.B67 'Performance Comparison - Sequential and Parallel with Outer Loops'.C59:'Performance Comparison - Sequential and Parallel with Outer Loops'.C60 'Performance Comparison - Sequential and Parallel with Outer Loops'.C61:'Performance Comparison - Sequential and Parallel with Outer Loops'.C67 'Performance Comparison - Sequential and Parallel with Outer Loops'.D59:'Performance Comparison - Sequential and Parallel with Outer Loops'.D60 'Performance Comparison - Sequential and Parallel with Outer Loops'.D61:'Performance Comparison - Sequential and Parallel with Outer Loops'.D67 'Performance Comparison - Sequential and Parallel with Outer Loops'.E59:'Performance Comparison - Sequential and Parallel with Outer Loops'.E60 'Performance Comparison - Sequential and Parallel with Outer Loops'.E61:'Performance Comparison - Sequential and Parallel with Outer Loops'.E67 'Performance Comparison - Sequential and Parallel with Outer Loops'.F59:'Performance Comparison - Sequential and Parallel with Outer Loops'.F60 'Performance Comparison - Sequential and Parallel with Outer Loops'.F61:'Performance Comparison - Sequential and Parallel with Outer Loops'.F67 'Performance Comparison - Sequential and Parallel with Outer Loops'.G59:'Performance Comparison - Sequential and Parallel with Outer Loops'.G60 'Performance Comparison - Sequential and Parallel with Outer Loops'.G61:'Performance Comparison - Sequential and Parallel with Outer Loops'.G67 'Performance Comparison - Sequential and Parallel with Outer Loops'.H59:'Performance Comparison - Sequential and Parallel with Outer Loops'.H60 'Performance Comparison - Sequential and Parallel with Outer Loops'.H61:'Performance Comparison - Sequential and Parallel with Outer Loops'.H67 'Performance Comparison - Sequential and Parallel with Outer Loops'.I59:'Performance Comparison - Sequential and Parallel with Outer Loops'.I60 'Performance Comparison - Sequential and Parallel with Outer Loops'.I61:'Performance Comparison - Sequential and Parallel with Outer Loops'.I67 'Performance Comparison - Sequential and Parallel with Outer Loops'.J59:'Performance Comparison - Sequential and Parallel with Outer Loops'.J60 'Performance Comparison - Sequential and Parallel with Outer Loops'.J61:'Performance Comparison - Sequential and Parallel with Outer Loops'.J67 'Performance Comparison - Sequential and Parallel with Outer Loops'.K59:'Performance Comparison - Sequential and Parallel with Outer Loops'.K60 'Performance Comparison - Sequential and Parallel with Outer Loops'.K61:'Performance Comparison - Sequential and Parallel with Outer Loops'.K67 'Performance Comparison - Sequential and Parallel with Outer Loops'.L59:'Performance Comparison - Sequential and Parallel with Outer Loops'.L60 'Performance Comparison - Sequential and Parallel with Outer Loops'.L61:'Performance Comparison - Sequential and Parallel with Outer Loops'.L67 'Performance Comparison - Sequential and Parallel with Outer Loops'.M59:'Performance Comparison - Sequential and Parallel with Outer Loops'.M60 'Performance Comparison - Sequential and Parallel with Outer Loops'.M61:'Performance Comparison - Sequential and Parallel with Outer Loops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Outer Loops'.W3:'Performance Comparison - Sequential and Parallel with Outer Loops'.AN4 'Performance Comparison - Sequential and Parallel with Outer Loops'.V5:'Performance Comparison - Sequential and Parallel with Outer Loops'.V5 'Performance Comparison - Sequential and Parallel with Outer Loops'.W5:'Performance Comparison - Sequential and Parallel with Outer Loops'.AN5 'Performance Comparison - Sequential and Parallel with Outer Loops'.V6:'Performance Comparison - Sequential and Parallel with Outer Loops'.V6 'Performance Comparison - Sequential and Parallel with Outer Loops'.W6:'Performance Comparison - Sequential and Parallel with Outer Loops'.AN6 'Performance Comparison - Sequential and Parallel with Outer Loops'.V7:'Performance Comparison - Sequential and Parallel with Outer Loops'.V7 'Performance Comparison - Sequential and Parallel with Outer Loops'.W7:'Performance Comparison - Sequential and Parallel with Outer Loops'.AN7 'Performance Comparison - Sequential and Parallel with Outer Loops'.V8:'Performance Comparison - Sequential and Parallel with Outer Loops'.V8 'Performance Comparison - Sequential and Parallel with Outer Loops'.W8:'Performance Comparison - Sequential and Parallel with Outer Loops'.AN8 'Performance Comparison - Sequential and Parallel with Outer Loops'.V9:'Performance Comparison - Sequential and Parallel with Outer Loops'.V9 'Performance Comparison - Sequential and Parallel with Outer Loops'.W9:'Performance Comparison - Sequential and Parallel with Outer Loops'.AN9 'Performance Comparison - Sequential and Parallel with Outer Loops'.V10:'Performance Comparison - Sequential and Parallel with Outer Loops'.V10 'Performance Comparison - Sequential and Parallel with Outer Loops'.W10:'Performance Comparison - Sequential and Parallel with Outer Loops'.AN10 'Performance Comparison - Sequential and Parallel with Outer Loops'.V11:'Performance Comparison - Sequential and Parallel with Outer Loops'.V11 'Performance Comparison - Sequential and Parallel with Outer Loops'.W11:'Performance Comparison - Sequential and Parallel with Outer Loops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Outer Loops'.V60:'Performance Comparison - Sequential and Parallel with Outer Loops'.V66 'Performance Comparison - Sequential and Parallel with Outer Loops'.W59:'Performance Comparison - Sequential and Parallel with Outer Loops'.W59 'Performance Comparison - Sequential and Parallel with Outer Loops'.W60:'Performance Comparison - Sequential and Parallel with Outer Loops'.W66 'Performance Comparison - Sequential and Parallel with Outer Loops'.X59:'Performance Comparison - Sequential and Parallel with Outer Loops'.X59 'Performance Comparison - Sequential and Parallel with Outer Loops'.X60:'Performance Comparison - Sequential and Parallel with Outer Loops'.X66 'Performance Comparison - Sequential and Parallel with Outer Loops'.Y59:'Performance Comparison - Sequential and Parallel with Outer Loops'.Y59 'Performance Comparison - Sequential and Parallel with Outer Loops'.Y60:'Performance Comparison - Sequential and Parallel with Outer Loops'.Y66 'Performance Comparison - Sequential and Parallel with Outer Loops'.Z59:'Performance Comparison - Sequential and Parallel with Outer Loops'.Z59 'Performance Comparison - Sequential and Parallel with Outer Loops'.Z60:'Performance Comparison - Sequential and Parallel with Outer Loops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Outer Loops'.W46:'Performance Comparison - Sequential and Parallel with Outer Loops'.AB46 'Performance Comparison - Sequential and Parallel with Outer Loops'.V47:'Performance Comparison - Sequential and Parallel with Outer Loops'.V47 'Performance Comparison - Sequential and Parallel with Outer Loops'.W47:'Performance Comparison - Sequential and Parallel with Outer Loops'.AB47 'Performance Comparison - Sequential and Parallel with Outer Loops'.V48:'Performance Comparison - Sequential and Parallel with Outer Loops'.V48 'Performance Comparison - Sequential and Parallel with Outer Loops'.W48:'Performance Comparison - Sequential and Parallel with Outer Loops'.AB48 'Performance Comparison - Sequential and Parallel with Outer Loops'.V49:'Performance Comparison - Sequential and Parallel with Outer Loops'.V49 'Performance Comparison - Sequential and Parallel with Outer Loops'.W49:'Performance Comparison - Sequential and Parallel with Outer Loops'.AB49 'Performance Comparison - Sequential and Parallel with Outer Loops'.V50:'Performance Comparison - Sequential and Parallel with Outer Loops'.V50 'Performance Comparison - Sequential and Parallel with Outer Loops'.W50:'Performance Comparison - Sequential and Parallel with Outer Loops'.AB50 'Performance Comparison - Sequential and Parallel with Outer Loops'.V51:'Performance Comparison - Sequential and Parallel with Outer Loops'.V51 'Performance Comparison - Sequential and Parallel with Outer Loops'.W51:'Performance Comparison - Sequential and Parallel with Outer Loops'.AB51 'Performance Comparison - Sequential and Parallel with Outer Loops'.V52:'Performance Comparison - Sequential and Parallel with Outer Loops'.V52 'Performance Comparison - Sequential and Parallel with Outer Loops'.W52:'Performance Comparison - Sequential and Parallel with Outer Loops'.AB52 'Performance Comparison - Sequential and Parallel with Outer Loops'.V53:'Performance Comparison - Sequential and Parallel with Outer Loops'.V53 'Performance Comparison - Sequential and Parallel with Outer Loops'.W53:'Performance Comparison - Sequential and Parallel with Outer Loops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1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6" table:default-cell-style-name="ce9"/>
        <table:table-column table:style-name="co3" table:number-columns-repeated="35" table:default-cell-style-name="ce9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23" calcext:value-type="float">
            <text:p>0.023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float" office:value="0" calcext:value-type="float">
            <text:p>0.000</text:p>
          </table:table-cell>
          <table:table-cell table:style-name="ce30" table:formula="of:=STDEV([.D5:.D9])" office:value-type="float" office:value="0.00122474487139159" calcext:value-type="float">
            <text:p>0.001</text:p>
          </table:table-cell>
          <table:table-cell table:style-name="ce30" table:formula="of:=STDEV([.E5:.E9])" office:value-type="float" office:value="0.00134164078649987" calcext:value-type="float">
            <text:p>0.001</text:p>
          </table:table-cell>
          <table:table-cell table:style-name="ce30" table:formula="of:=STDEV([.F5:.F9])" office:value-type="float" office:value="0.000447213595499958" calcext:value-type="float">
            <text:p>0.000</text:p>
          </table:table-cell>
          <table:table-cell table:style-name="ce30" table:formula="of:=STDEV([.G5:.G9])" office:value-type="float" office:value="0.000894427190999916" calcext:value-type="float">
            <text:p>0.001</text:p>
          </table:table-cell>
          <table:table-cell table:style-name="ce30" table:formula="of:=STDEV([.H5:.H9])" office:value-type="float" office:value="0.00122474487139159" calcext:value-type="float">
            <text:p>0.001</text:p>
          </table:table-cell>
          <table:table-cell table:style-name="ce30" table:formula="of:=STDEV([.I5:.I9])" office:value-type="float" office:value="0.000447213595499958" calcext:value-type="float">
            <text:p>0.000</text:p>
          </table:table-cell>
          <table:table-cell table:style-name="ce30" table:formula="of:=STDEV([.J5:.J9])" office:value-type="float" office:value="0.00187082869338697" calcext:value-type="float">
            <text:p>0.002</text:p>
          </table:table-cell>
          <table:table-cell table:style-name="ce30" table:formula="of:=STDEV([.K5:.K9])" office:value-type="float" office:value="0.00194935886896179" calcext:value-type="float">
            <text:p>0.002</text:p>
          </table:table-cell>
          <table:table-cell table:style-name="ce30" table:formula="of:=STDEV([.L5:.L9])" office:value-type="float" office:value="0.000547722557505166" calcext:value-type="float">
            <text:p>0.001</text:p>
          </table:table-cell>
          <table:table-cell table:style-name="ce30" table:formula="of:=STDEV([.M5:.M9])" office:value-type="float" office:value="0.00134164078649987" calcext:value-type="float">
            <text:p>0.001</text:p>
          </table:table-cell>
          <table:table-cell table:style-name="ce30" table:formula="of:=STDEV([.N5:.N9])" office:value-type="float" office:value="0.000894427190999916" calcext:value-type="float">
            <text:p>0.001</text:p>
          </table:table-cell>
          <table:table-cell table:style-name="ce30" table:formula="of:=STDEV([.O5:.O9])" office:value-type="float" office:value="0.000894427190999916" calcext:value-type="float">
            <text:p>0.001</text:p>
          </table:table-cell>
          <table:table-cell table:style-name="ce30" table:formula="of:=STDEV([.P5:.P9])" office:value-type="float" office:value="0.00268328157299975" calcext:value-type="float">
            <text:p>0.003</text:p>
          </table:table-cell>
          <table:table-cell table:style-name="ce30" table:formula="of:=STDEV([.Q5:.Q9])" office:value-type="float" office:value="0.00216794833886788" calcext:value-type="float">
            <text:p>0.002</text:p>
          </table:table-cell>
          <table:table-cell table:style-name="ce30" table:formula="of:=STDEV([.R5:.R9])" office:value-type="float" office:value="0.000836660026534076" calcext:value-type="float">
            <text:p>0.001</text:p>
          </table:table-cell>
          <table:table-cell table:style-name="ce30" table:formula="of:=STDEV([.S5:.S9])" office:value-type="float" office:value="0.00750333259292163" calcext:value-type="float">
            <text:p>0.008</text:p>
          </table:table-cell>
          <table:table-cell table:style-name="ce30" table:formula="of:=STDEV([.T5:.T9])" office:value-type="float" office:value="0.0018165902124585" calcext:value-type="float">
            <text:p>0.00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1" office:value-type="float" office:value="0.001" calcext:value-type="float">
            <text:p>0.001</text:p>
          </table:table-cell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float" office:value="0.000447213595499958" calcext:value-type="float">
            <text:p>0.000</text:p>
          </table:table-cell>
          <table:table-cell table:style-name="ce30" table:formula="of:=STDEV([.D10:.D14])" office:value-type="float" office:value="0.00122474487139159" calcext:value-type="float">
            <text:p>0.001</text:p>
          </table:table-cell>
          <table:table-cell table:style-name="ce30" table:formula="of:=STDEV([.E10:.E14])" office:value-type="float" office:value="0.0016431676725155" calcext:value-type="float">
            <text:p>0.002</text:p>
          </table:table-cell>
          <table:table-cell table:style-name="ce30" table:formula="of:=STDEV([.F10:.F14])" office:value-type="float" office:value="0" calcext:value-type="float">
            <text:p>0.000</text:p>
          </table:table-cell>
          <table:table-cell table:style-name="ce30" table:formula="of:=STDEV([.G10:.G14])" office:value-type="float" office:value="0.00151657508881031" calcext:value-type="float">
            <text:p>0.002</text:p>
          </table:table-cell>
          <table:table-cell table:style-name="ce30" table:formula="of:=STDEV([.H10:.H14])" office:value-type="float" office:value="0.00151657508881031" calcext:value-type="float">
            <text:p>0.002</text:p>
          </table:table-cell>
          <table:table-cell table:style-name="ce30" table:formula="of:=STDEV([.I10:.I14])" office:value-type="float" office:value="0.000547722557505166" calcext:value-type="float">
            <text:p>0.001</text:p>
          </table:table-cell>
          <table:table-cell table:style-name="ce30" table:formula="of:=STDEV([.J10:.J14])" office:value-type="float" office:value="0.00187082869338697" calcext:value-type="float">
            <text:p>0.002</text:p>
          </table:table-cell>
          <table:table-cell table:style-name="ce30" table:formula="of:=STDEV([.K10:.K14])" office:value-type="float" office:value="0.00173205080756888" calcext:value-type="float">
            <text:p>0.002</text:p>
          </table:table-cell>
          <table:table-cell table:style-name="ce30" table:formula="of:=STDEV([.L10:.L14])" office:value-type="float" office:value="0.000447213595499958" calcext:value-type="float">
            <text:p>0.000</text:p>
          </table:table-cell>
          <table:table-cell table:style-name="ce30" table:formula="of:=STDEV([.M10:.M14])" office:value-type="float" office:value="0.00223606797749979" calcext:value-type="float">
            <text:p>0.002</text:p>
          </table:table-cell>
          <table:table-cell table:style-name="ce30" table:formula="of:=STDEV([.N10:.N14])" office:value-type="float" office:value="0.00223606797749979" calcext:value-type="float">
            <text:p>0.002</text:p>
          </table:table-cell>
          <table:table-cell table:style-name="ce30" table:formula="of:=STDEV([.O10:.O14])" office:value-type="float" office:value="0.0016431676725155" calcext:value-type="float">
            <text:p>0.002</text:p>
          </table:table-cell>
          <table:table-cell table:style-name="ce30" table:formula="of:=STDEV([.P10:.P14])" office:value-type="float" office:value="0.00286356421265527" calcext:value-type="float">
            <text:p>0.003</text:p>
          </table:table-cell>
          <table:table-cell table:style-name="ce30" table:formula="of:=STDEV([.Q10:.Q14])" office:value-type="float" office:value="0.00294957624075053" calcext:value-type="float">
            <text:p>0.003</text:p>
          </table:table-cell>
          <table:table-cell table:style-name="ce30" table:formula="of:=STDEV([.R10:.R14])" office:value-type="float" office:value="0.00258843582110896" calcext:value-type="float">
            <text:p>0.003</text:p>
          </table:table-cell>
          <table:table-cell table:style-name="ce30" table:formula="of:=STDEV([.S10:.S14])" office:value-type="float" office:value="0.0345354889932081" calcext:value-type="float">
            <text:p>0.035</text:p>
          </table:table-cell>
          <table:table-cell table:style-name="ce30" table:formula="of:=STDEV([.T10:.T14])" office:value-type="float" office:value="0.00219089023002066" calcext:value-type="float">
            <text:p>0.00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float" office:value="0.00268328157299975" calcext:value-type="float">
            <text:p>0.003</text:p>
          </table:table-cell>
          <table:table-cell table:style-name="ce30" table:formula="of:=STDEV([.D15:.D19])" office:value-type="float" office:value="0.00178885438199983" calcext:value-type="float">
            <text:p>0.002</text:p>
          </table:table-cell>
          <table:table-cell table:style-name="ce30" table:formula="of:=STDEV([.E15:.E19])" office:value-type="float" office:value="0.00219089023002066" calcext:value-type="float">
            <text:p>0.002</text:p>
          </table:table-cell>
          <table:table-cell table:style-name="ce30" table:formula="of:=STDEV([.F15:.F19])" office:value-type="float" office:value="0.000447213595499958" calcext:value-type="float">
            <text:p>0.000</text:p>
          </table:table-cell>
          <table:table-cell table:style-name="ce30" table:formula="of:=STDEV([.G15:.G19])" office:value-type="float" office:value="0.00216794833886788" calcext:value-type="float">
            <text:p>0.002</text:p>
          </table:table-cell>
          <table:table-cell table:style-name="ce30" table:formula="of:=STDEV([.H15:.H19])" office:value-type="float" office:value="0.00194935886896179" calcext:value-type="float">
            <text:p>0.002</text:p>
          </table:table-cell>
          <table:table-cell table:style-name="ce30" table:formula="of:=STDEV([.I15:.I19])" office:value-type="float" office:value="0" calcext:value-type="float">
            <text:p>0.000</text:p>
          </table:table-cell>
          <table:table-cell table:style-name="ce30" table:formula="of:=STDEV([.J15:.J19])" office:value-type="float" office:value="0.00346410161513775" calcext:value-type="float">
            <text:p>0.003</text:p>
          </table:table-cell>
          <table:table-cell table:style-name="ce30" table:formula="of:=STDEV([.K15:.K19])" office:value-type="float" office:value="0.0034928498393146" calcext:value-type="float">
            <text:p>0.003</text:p>
          </table:table-cell>
          <table:table-cell table:style-name="ce30" table:formula="of:=STDEV([.L15:.L19])" office:value-type="float" office:value="0.000447213595499958" calcext:value-type="float">
            <text:p>0.000</text:p>
          </table:table-cell>
          <table:table-cell table:style-name="ce30" table:formula="of:=STDEV([.M15:.M19])" office:value-type="float" office:value="0.00415932686861709" calcext:value-type="float">
            <text:p>0.004</text:p>
          </table:table-cell>
          <table:table-cell table:style-name="ce30" table:formula="of:=STDEV([.N15:.N19])" office:value-type="float" office:value="0.00433589667773576" calcext:value-type="float">
            <text:p>0.004</text:p>
          </table:table-cell>
          <table:table-cell table:style-name="ce30" table:formula="of:=STDEV([.O15:.O19])" office:value-type="float" office:value="0" calcext:value-type="float">
            <text:p>0.000</text:p>
          </table:table-cell>
          <table:table-cell table:style-name="ce30" table:formula="of:=STDEV([.P15:.P19])" office:value-type="float" office:value="0.00709224929059886" calcext:value-type="float">
            <text:p>0.007</text:p>
          </table:table-cell>
          <table:table-cell table:style-name="ce30" table:formula="of:=STDEV([.Q15:.Q19])" office:value-type="float" office:value="0.00661059755241536" calcext:value-type="float">
            <text:p>0.007</text:p>
          </table:table-cell>
          <table:table-cell table:style-name="ce30" table:formula="of:=STDEV([.R15:.R19])" office:value-type="float" office:value="0.00432434966208793" calcext:value-type="float">
            <text:p>0.004</text:p>
          </table:table-cell>
          <table:table-cell table:style-name="ce30" table:formula="of:=STDEV([.S15:.S19])" office:value-type="float" office:value="0.0485149461506452" calcext:value-type="float">
            <text:p>0.049</text:p>
          </table:table-cell>
          <table:table-cell table:style-name="ce30" table:formula="of:=STDEV([.T15:.T19])" office:value-type="float" office:value="0.00151657508881031" calcext:value-type="float">
            <text:p>0.00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34" calcext:value-type="float">
            <text:p>0.034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00547722557505167" calcext:value-type="float">
            <text:p>0.001</text:p>
          </table:table-cell>
          <table:table-cell table:style-name="ce30" table:formula="of:=STDEV([.D20:.D24])" office:value-type="float" office:value="0.00230217288664427" calcext:value-type="float">
            <text:p>0.002</text:p>
          </table:table-cell>
          <table:table-cell table:style-name="ce30" table:formula="of:=STDEV([.E20:.E24])" office:value-type="float" office:value="0.00219089023002066" calcext:value-type="float">
            <text:p>0.002</text:p>
          </table:table-cell>
          <table:table-cell table:style-name="ce30" table:formula="of:=STDEV([.F20:.F24])" office:value-type="float" office:value="0.004" calcext:value-type="float">
            <text:p>0.004</text:p>
          </table:table-cell>
          <table:table-cell table:style-name="ce30" table:formula="of:=STDEV([.G20:.G24])" office:value-type="float" office:value="0.00730068489937759" calcext:value-type="float">
            <text:p>0.007</text:p>
          </table:table-cell>
          <table:table-cell table:style-name="ce30" table:formula="of:=STDEV([.H20:.H24])" office:value-type="float" office:value="0.00313049516849971" calcext:value-type="float">
            <text:p>0.003</text:p>
          </table:table-cell>
          <table:table-cell table:style-name="ce30" table:formula="of:=STDEV([.I20:.I24])" office:value-type="float" office:value="0.00541294744108974" calcext:value-type="float">
            <text:p>0.005</text:p>
          </table:table-cell>
          <table:table-cell table:style-name="ce30" table:formula="of:=STDEV([.J20:.J24])" office:value-type="float" office:value="0.00873498712076898" calcext:value-type="float">
            <text:p>0.009</text:p>
          </table:table-cell>
          <table:table-cell table:style-name="ce30" table:formula="of:=STDEV([.K20:.K24])" office:value-type="float" office:value="0.00234520787991171" calcext:value-type="float">
            <text:p>0.002</text:p>
          </table:table-cell>
          <table:table-cell table:style-name="ce30" table:formula="of:=STDEV([.L20:.L24])" office:value-type="float" office:value="0.00114017542509914" calcext:value-type="float">
            <text:p>0.001</text:p>
          </table:table-cell>
          <table:table-cell table:style-name="ce30" table:formula="of:=STDEV([.M20:.M24])" office:value-type="float" office:value="0.00432434966208793" calcext:value-type="float">
            <text:p>0.004</text:p>
          </table:table-cell>
          <table:table-cell table:style-name="ce30" table:formula="of:=STDEV([.N20:.N24])" office:value-type="float" office:value="0.00219089023002066" calcext:value-type="float">
            <text:p>0.002</text:p>
          </table:table-cell>
          <table:table-cell table:style-name="ce30" table:formula="of:=STDEV([.O20:.O24])" office:value-type="float" office:value="0.00279284800875379" calcext:value-type="float">
            <text:p>0.003</text:p>
          </table:table-cell>
          <table:table-cell table:style-name="ce30" table:formula="of:=STDEV([.P20:.P24])" office:value-type="float" office:value="0.0204743742273116" calcext:value-type="float">
            <text:p>0.020</text:p>
          </table:table-cell>
          <table:table-cell table:style-name="ce30" table:formula="of:=STDEV([.Q20:.Q24])" office:value-type="float" office:value="0.00234520787991171" calcext:value-type="float">
            <text:p>0.002</text:p>
          </table:table-cell>
          <table:table-cell table:style-name="ce30" table:formula="of:=STDEV([.R20:.R24])" office:value-type="float" office:value="0.00622093240599832" calcext:value-type="float">
            <text:p>0.006</text:p>
          </table:table-cell>
          <table:table-cell table:style-name="ce30" table:formula="of:=STDEV([.S20:.S24])" office:value-type="float" office:value="0.0640179662282394" calcext:value-type="float">
            <text:p>0.064</text:p>
          </table:table-cell>
          <table:table-cell table:style-name="ce30" table:formula="of:=STDEV([.T20:.T24])" office:value-type="float" office:value="0.00353553390593274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1" office:value-type="float" office:value="0.003" calcext:value-type="float">
            <text:p>0.003</text:p>
          </table:table-cell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0914877040918615" calcext:value-type="float">
            <text:p>0.009</text:p>
          </table:table-cell>
          <table:table-cell table:style-name="ce30" table:formula="of:=STDEV([.D25:.D29])" office:value-type="float" office:value="0.00936482781475453" calcext:value-type="float">
            <text:p>0.009</text:p>
          </table:table-cell>
          <table:table-cell table:style-name="ce30" table:formula="of:=STDEV([.E25:.E29])" office:value-type="float" office:value="0.0016431676725155" calcext:value-type="float">
            <text:p>0.002</text:p>
          </table:table-cell>
          <table:table-cell table:style-name="ce30" table:formula="of:=STDEV([.F25:.F29])" office:value-type="float" office:value="0.0135166563912826" calcext:value-type="float">
            <text:p>0.014</text:p>
          </table:table-cell>
          <table:table-cell table:style-name="ce30" table:formula="of:=STDEV([.G25:.G29])" office:value-type="float" office:value="0.0146526448124562" calcext:value-type="float">
            <text:p>0.015</text:p>
          </table:table-cell>
          <table:table-cell table:style-name="ce30" table:formula="of:=STDEV([.H25:.H29])" office:value-type="float" office:value="0.00216794833886788" calcext:value-type="float">
            <text:p>0.002</text:p>
          </table:table-cell>
          <table:table-cell table:style-name="ce30" table:formula="of:=STDEV([.I25:.I29])" office:value-type="float" office:value="0.000547722557505167" calcext:value-type="float">
            <text:p>0.001</text:p>
          </table:table-cell>
          <table:table-cell table:style-name="ce30" table:formula="of:=STDEV([.J25:.J29])" office:value-type="float" office:value="0.00288097205817759" calcext:value-type="float">
            <text:p>0.003</text:p>
          </table:table-cell>
          <table:table-cell table:style-name="ce30" table:formula="of:=STDEV([.K25:.K29])" office:value-type="float" office:value="0.00219089023002066" calcext:value-type="float">
            <text:p>0.002</text:p>
          </table:table-cell>
          <table:table-cell table:style-name="ce30" table:formula="of:=STDEV([.L25:.L29])" office:value-type="float" office:value="0.00270185121722126" calcext:value-type="float">
            <text:p>0.003</text:p>
          </table:table-cell>
          <table:table-cell table:style-name="ce30" table:formula="of:=STDEV([.M25:.M29])" office:value-type="float" office:value="0.0157066864742377" calcext:value-type="float">
            <text:p>0.016</text:p>
          </table:table-cell>
          <table:table-cell table:style-name="ce30" table:formula="of:=STDEV([.N25:.N29])" office:value-type="float" office:value="0.00521536192416212" calcext:value-type="float">
            <text:p>0.005</text:p>
          </table:table-cell>
          <table:table-cell table:style-name="ce30" table:formula="of:=STDEV([.O25:.O29])" office:value-type="float" office:value="0.0103585713300629" calcext:value-type="float">
            <text:p>0.010</text:p>
          </table:table-cell>
          <table:table-cell table:style-name="ce30" table:formula="of:=STDEV([.P25:.P29])" office:value-type="float" office:value="0.0798028821534661" calcext:value-type="float">
            <text:p>0.080</text:p>
          </table:table-cell>
          <table:table-cell table:style-name="ce30" table:formula="of:=STDEV([.Q25:.Q29])" office:value-type="float" office:value="0.00178885438199983" calcext:value-type="float">
            <text:p>0.002</text:p>
          </table:table-cell>
          <table:table-cell table:style-name="ce30" table:formula="of:=STDEV([.R25:.R29])" office:value-type="float" office:value="0.00580517010948" calcext:value-type="float">
            <text:p>0.006</text:p>
          </table:table-cell>
          <table:table-cell table:style-name="ce30" table:formula="of:=STDEV([.S25:.S29])" office:value-type="float" office:value="0.069238717492455" calcext:value-type="float">
            <text:p>0.069</text:p>
          </table:table-cell>
          <table:table-cell table:style-name="ce30" table:formula="of:=STDEV([.T25:.T29])" office:value-type="float" office:value="0.00319374388453426" calcext:value-type="float">
            <text:p>0.003</text:p>
          </table:table-cell>
          <table:table-cell table:number-columns-repeated="24"/>
        </table:table-row>
        <table:table-row table:style-name="ro1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107" calcext:value-type="float">
            <text:p>0.107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397454399900165" calcext:value-type="float">
            <text:p>0.040</text:p>
          </table:table-cell>
          <table:table-cell table:style-name="ce30" table:formula="of:=STDEV([.D30:.D34])" office:value-type="float" office:value="0.0407332787779232" calcext:value-type="float">
            <text:p>0.041</text:p>
          </table:table-cell>
          <table:table-cell table:style-name="ce30" table:formula="of:=STDEV([.E30:.E34])" office:value-type="float" office:value="0.00418330013267038" calcext:value-type="float">
            <text:p>0.004</text:p>
          </table:table-cell>
          <table:table-cell table:style-name="ce30" table:formula="of:=STDEV([.F30:.F34])" office:value-type="float" office:value="0.0365143807286937" calcext:value-type="float">
            <text:p>0.037</text:p>
          </table:table-cell>
          <table:table-cell table:style-name="ce30" table:formula="of:=STDEV([.G30:.G34])" office:value-type="float" office:value="0.031133583153887" calcext:value-type="float">
            <text:p>0.031</text:p>
          </table:table-cell>
          <table:table-cell table:style-name="ce30" table:formula="of:=STDEV([.H30:.H34])" office:value-type="float" office:value="0.00216794833886788" calcext:value-type="float">
            <text:p>0.002</text:p>
          </table:table-cell>
          <table:table-cell table:style-name="ce30" table:formula="of:=STDEV([.I30:.I34])" office:value-type="float" office:value="0.0160218600667963" calcext:value-type="float">
            <text:p>0.016</text:p>
          </table:table-cell>
          <table:table-cell table:style-name="ce30" table:formula="of:=STDEV([.J30:.J34])" office:value-type="float" office:value="0.0230716275975493" calcext:value-type="float">
            <text:p>0.023</text:p>
          </table:table-cell>
          <table:table-cell table:style-name="ce30" table:formula="of:=STDEV([.K30:.K34])" office:value-type="float" office:value="0.00327108544675922" calcext:value-type="float">
            <text:p>0.003</text:p>
          </table:table-cell>
          <table:table-cell table:style-name="ce30" table:formula="of:=STDEV([.L30:.L34])" office:value-type="float" office:value="0.00659545297913645" calcext:value-type="float">
            <text:p>0.007</text:p>
          </table:table-cell>
          <table:table-cell table:style-name="ce30" table:formula="of:=STDEV([.M30:.M34])" office:value-type="float" office:value="0.0306512642479882" calcext:value-type="float">
            <text:p>0.031</text:p>
          </table:table-cell>
          <table:table-cell table:style-name="ce30" table:formula="of:=STDEV([.N30:.N34])" office:value-type="float" office:value="0.0066932802122726" calcext:value-type="float">
            <text:p>0.007</text:p>
          </table:table-cell>
          <table:table-cell table:style-name="ce30" table:formula="of:=STDEV([.O30:.O34])" office:value-type="float" office:value="0.00486826457785524" calcext:value-type="float">
            <text:p>0.005</text:p>
          </table:table-cell>
          <table:table-cell table:style-name="ce30" table:formula="of:=STDEV([.P30:.P34])" office:value-type="float" office:value="0.0269128222228736" calcext:value-type="float">
            <text:p>0.027</text:p>
          </table:table-cell>
          <table:table-cell table:style-name="ce30" table:formula="of:=STDEV([.Q30:.Q34])" office:value-type="float" office:value="0.00178885438199983" calcext:value-type="float">
            <text:p>0.002</text:p>
          </table:table-cell>
          <table:table-cell table:style-name="ce30" table:formula="of:=STDEV([.R30:.R34])" office:value-type="float" office:value="0.00637965516309464" calcext:value-type="float">
            <text:p>0.006</text:p>
          </table:table-cell>
          <table:table-cell table:style-name="ce30" table:formula="of:=STDEV([.S30:.S34])" office:value-type="float" office:value="0.109675430247617" calcext:value-type="float">
            <text:p>0.110</text:p>
          </table:table-cell>
          <table:table-cell table:style-name="ce30" table:formula="of:=STDEV([.T30:.T34])" office:value-type="float" office:value="0.00634822809924155" calcext:value-type="float">
            <text:p>0.00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84" calcext:value-type="float">
            <text:p>0.084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486370948967966" calcext:value-type="float">
            <text:p>0.486</text:p>
          </table:table-cell>
          <table:table-cell table:style-name="ce30" table:formula="of:=STDEV([.D35:.D39])" office:value-type="float" office:value="0.464255640784255" calcext:value-type="float">
            <text:p>0.464</text:p>
          </table:table-cell>
          <table:table-cell table:style-name="ce30" table:formula="of:=STDEV([.E35:.E39])" office:value-type="float" office:value="0.004" calcext:value-type="float">
            <text:p>0.004</text:p>
          </table:table-cell>
          <table:table-cell table:style-name="ce30" table:formula="of:=STDEV([.F35:.F39])" office:value-type="float" office:value="0.341674991768493" calcext:value-type="float">
            <text:p>0.342</text:p>
          </table:table-cell>
          <table:table-cell table:style-name="ce30" table:formula="of:=STDEV([.G35:.G39])" office:value-type="float" office:value="0.342964575430175" calcext:value-type="float">
            <text:p>0.343</text:p>
          </table:table-cell>
          <table:table-cell table:style-name="ce30" table:formula="of:=STDEV([.H35:.H39])" office:value-type="float" office:value="0.0140356688476182" calcext:value-type="float">
            <text:p>0.014</text:p>
          </table:table-cell>
          <table:table-cell table:style-name="ce30" table:formula="of:=STDEV([.I35:.I39])" office:value-type="float" office:value="0.15988964944611" calcext:value-type="float">
            <text:p>0.160</text:p>
          </table:table-cell>
          <table:table-cell table:style-name="ce30" table:formula="of:=STDEV([.J35:.J39])" office:value-type="float" office:value="0.298491708427554" calcext:value-type="float">
            <text:p>0.298</text:p>
          </table:table-cell>
          <table:table-cell table:style-name="ce30" table:formula="of:=STDEV([.K35:.K39])" office:value-type="float" office:value="0.0033466401061363" calcext:value-type="float">
            <text:p>0.003</text:p>
          </table:table-cell>
          <table:table-cell table:style-name="ce30" table:formula="of:=STDEV([.L35:.L39])" office:value-type="float" office:value="0.15428447750827" calcext:value-type="float">
            <text:p>0.154</text:p>
          </table:table-cell>
          <table:table-cell table:style-name="ce30" table:formula="of:=STDEV([.M35:.M39])" office:value-type="float" office:value="0.639718453696624" calcext:value-type="float">
            <text:p>0.640</text:p>
          </table:table-cell>
          <table:table-cell table:style-name="ce30" table:formula="of:=STDEV([.N35:.N39])" office:value-type="float" office:value="0.00920326029187483" calcext:value-type="float">
            <text:p>0.009</text:p>
          </table:table-cell>
          <table:table-cell table:style-name="ce30" table:formula="of:=STDEV([.O35:.O39])" office:value-type="float" office:value="0.0596238207430553" calcext:value-type="float">
            <text:p>0.060</text:p>
          </table:table-cell>
          <table:table-cell table:style-name="ce30" table:formula="of:=STDEV([.P35:.P39])" office:value-type="float" office:value="0.451338897060735" calcext:value-type="float">
            <text:p>0.451</text:p>
          </table:table-cell>
          <table:table-cell table:style-name="ce30" table:formula="of:=STDEV([.Q35:.Q39])" office:value-type="float" office:value="0.00568330889535313" calcext:value-type="float">
            <text:p>0.006</text:p>
          </table:table-cell>
          <table:table-cell table:style-name="ce30" table:formula="of:=STDEV([.R35:.R39])" office:value-type="float" office:value="0.0632115495775891" calcext:value-type="float">
            <text:p>0.063</text:p>
          </table:table-cell>
          <table:table-cell table:style-name="ce30" table:formula="of:=STDEV([.S35:.S39])" office:value-type="float" office:value="0.266624830051516" calcext:value-type="float">
            <text:p>0.267</text:p>
          </table:table-cell>
          <table:table-cell table:style-name="ce30" table:formula="of:=STDEV([.T35:.T39])" office:value-type="float" office:value="0.00632455532033676" calcext:value-type="float">
            <text:p>0.00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36" calcext:value-type="float">
            <text:p>0.036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table-cell table:style-name="ce6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8" calcext:value-type="float">
            <text:p>0.008</text:p>
          </table:table-cell>
          <table:table-cell table:number-columns-repeated="2" table:style-name="ce31" office:value-type="float" office:value="0.004" calcext:value-type="float">
            <text:p>0.004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2" calcext:value-type="float">
            <text:p>0.012</text:p>
          </table:table-cell>
          <table:table-cell table:style-name="ce31" office:value-type="float" office:value="0.096" calcext:value-type="float">
            <text:p>0.09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8" calcext:value-type="float">
            <text:p>0.01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1" office:value-type="float" office:value="0.003" calcext:value-type="float">
            <text:p>0.00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31" office:value-type="float" office:value="0.144" calcext:value-type="float">
            <text:p>0.144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table-cell table:style-name="ce6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043" calcext:value-type="float">
            <text:p>0.04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6" calcext:value-type="float">
            <text:p>0.016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062" calcext:value-type="float">
            <text:p>0.06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43" calcext:value-type="float">
            <text:p>0.04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131" calcext:value-type="float">
            <text:p>0.131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1" office:value-type="float" office:value="0.04" calcext:value-type="float">
            <text:p>0.04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6" calcext:value-type="float">
            <text:p>0.026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058" calcext:value-type="float">
            <text:p>0.05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59" calcext:value-type="float">
            <text:p>0.05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135" calcext:value-type="float">
            <text:p>0.135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42" calcext:value-type="float">
            <text:p>0.042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9" calcext:value-type="float">
            <text:p>0.029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9" calcext:value-type="float">
            <text:p>0.06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74" calcext:value-type="float">
            <text:p>0.074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34" calcext:value-type="float">
            <text:p>0.034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31" office:value-type="float" office:value="0.059" calcext:value-type="float">
            <text:p>0.05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4" calcext:value-type="float">
            <text:p>0.024</text:p>
          </table:table-cell>
          <table:table-cell table:style-name="ce31" office:value-type="float" office:value="0.218" calcext:value-type="float">
            <text:p>0.218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42" calcext:value-type="float">
            <text:p>0.042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9" calcext:value-type="float">
            <text:p>0.029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19" calcext:value-type="float">
            <text:p>0.019</text:p>
          </table:table-cell>
          <table:table-cell table:style-name="ce31" office:value-type="float" office:value="0.063" calcext:value-type="float">
            <text:p>0.06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5" calcext:value-type="float">
            <text:p>0.08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54" calcext:value-type="float">
            <text:p>0.05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207" calcext:value-type="float">
            <text:p>0.207</text:p>
          </table:table-cell>
          <table:table-cell table:style-name="ce31" office:value-type="float" office:value="0.204" calcext:value-type="float">
            <text:p>0.2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19" calcext:value-type="float">
            <text:p>0.119</text:p>
          </table:table-cell>
          <table:table-cell table:style-name="ce31" office:value-type="float" office:value="0.114" calcext:value-type="float">
            <text:p>0.11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96" calcext:value-type="float">
            <text:p>0.096</text:p>
          </table:table-cell>
          <table:table-cell table:style-name="ce31" office:value-type="float" office:value="0.183" calcext:value-type="float">
            <text:p>0.18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6" calcext:value-type="float">
            <text:p>0.060</text:p>
          </table:table-cell>
          <table:table-cell table:style-name="ce31" office:value-type="float" office:value="0.213" calcext:value-type="float">
            <text:p>0.213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378" calcext:value-type="float">
            <text:p>0.37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206" calcext:value-type="float">
            <text:p>0.206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2" calcext:value-type="float">
            <text:p>0.200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39" calcext:value-type="float">
            <text:p>0.139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96" calcext:value-type="float">
            <text:p>0.096</text:p>
          </table:table-cell>
          <table:table-cell table:style-name="ce31" office:value-type="float" office:value="0.187" calcext:value-type="float">
            <text:p>0.18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5" calcext:value-type="float">
            <text:p>0.065</text:p>
          </table:table-cell>
          <table:table-cell table:style-name="ce31" office:value-type="float" office:value="0.248" calcext:value-type="float">
            <text:p>0.24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1" office:value-type="float" office:value="0.193" calcext:value-type="float">
            <text:p>0.19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" calcext:value-type="float">
            <text:p>0.030</text:p>
          </table:table-cell>
          <table:table-cell table:style-name="ce31" office:value-type="float" office:value="0.308" calcext:value-type="float">
            <text:p>0.308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98" calcext:value-type="float">
            <text:p>0.198</text:p>
          </table:table-cell>
          <table:table-cell table:style-name="ce31" office:value-type="float" office:value="0.199" calcext:value-type="float">
            <text:p>0.19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46" calcext:value-type="float">
            <text:p>0.146</text:p>
          </table:table-cell>
          <table:table-cell table:style-name="ce31" office:value-type="float" office:value="0.146" calcext:value-type="float">
            <text:p>0.14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96" calcext:value-type="float">
            <text:p>0.096</text:p>
          </table:table-cell>
          <table:table-cell table:style-name="ce31" office:value-type="float" office:value="0.189" calcext:value-type="float">
            <text:p>0.18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5" calcext:value-type="float">
            <text:p>0.065</text:p>
          </table:table-cell>
          <table:table-cell table:style-name="ce31" office:value-type="float" office:value="0.244" calcext:value-type="float">
            <text:p>0.24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8" calcext:value-type="float">
            <text:p>0.028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316" calcext:value-type="float">
            <text:p>0.31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83" calcext:value-type="float">
            <text:p>0.183</text:p>
          </table:table-cell>
          <table:table-cell table:style-name="ce31" office:value-type="float" office:value="0.181" calcext:value-type="float">
            <text:p>0.18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154" calcext:value-type="float">
            <text:p>0.154</text:p>
          </table:table-cell>
          <table:table-cell table:style-name="ce31" office:value-type="float" office:value="0.15" calcext:value-type="float">
            <text:p>0.15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95" calcext:value-type="float">
            <text:p>0.095</text:p>
          </table:table-cell>
          <table:table-cell table:style-name="ce31" office:value-type="float" office:value="0.186" calcext:value-type="float">
            <text:p>0.18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7" calcext:value-type="float">
            <text:p>0.067</text:p>
          </table:table-cell>
          <table:table-cell table:style-name="ce31" office:value-type="float" office:value="0.249" calcext:value-type="float">
            <text:p>0.249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3" calcext:value-type="float">
            <text:p>0.030</text:p>
          </table:table-cell>
          <table:table-cell table:style-name="ce31" office:value-type="float" office:value="0.214" calcext:value-type="float">
            <text:p>0.21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29" calcext:value-type="float">
            <text:p>0.029</text:p>
          </table:table-cell>
          <table:table-cell table:style-name="ce31" office:value-type="float" office:value="0.29" calcext:value-type="float">
            <text:p>0.290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203" calcext:value-type="float">
            <text:p>0.203</text:p>
          </table:table-cell>
          <table:table-cell table:style-name="ce31" office:value-type="float" office:value="0.203" calcext:value-type="float">
            <text:p>0.2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148" calcext:value-type="float">
            <text:p>0.148</text:p>
          </table:table-cell>
          <table:table-cell table:style-name="ce31" office:value-type="float" office:value="0.147" calcext:value-type="float">
            <text:p>0.14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5" calcext:value-type="float">
            <text:p>0.095</text:p>
          </table:table-cell>
          <table:table-cell table:style-name="ce31" office:value-type="float" office:value="0.182" calcext:value-type="float">
            <text:p>0.18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66" calcext:value-type="float">
            <text:p>0.066</text:p>
          </table:table-cell>
          <table:table-cell table:style-name="ce31" office:value-type="float" office:value="0.25" calcext:value-type="float">
            <text:p>0.25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1" office:value-type="float" office:value="0.195" calcext:value-type="float">
            <text:p>0.19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31" office:value-type="float" office:value="0.4" calcext:value-type="float">
            <text:p>0.400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.767" calcext:value-type="float">
            <text:p>1.767</text:p>
          </table:table-cell>
          <table:table-cell table:style-name="ce31" office:value-type="float" office:value="1.743" calcext:value-type="float">
            <text:p>1.743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1.257" calcext:value-type="float">
            <text:p>1.257</text:p>
          </table:table-cell>
          <table:table-cell table:style-name="ce31" office:value-type="float" office:value="1.241" calcext:value-type="float">
            <text:p>1.24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638" calcext:value-type="float">
            <text:p>0.638</text:p>
          </table:table-cell>
          <table:table-cell table:style-name="ce31" office:value-type="float" office:value="1.273" calcext:value-type="float">
            <text:p>1.27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41" calcext:value-type="float">
            <text:p>0.341</text:p>
          </table:table-cell>
          <table:table-cell table:style-name="ce31" office:value-type="float" office:value="1.333" calcext:value-type="float">
            <text:p>1.333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218" calcext:value-type="float">
            <text:p>0.218</text:p>
          </table:table-cell>
          <table:table-cell table:style-name="ce31" office:value-type="float" office:value="1.521" calcext:value-type="float">
            <text:p>1.52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98" calcext:value-type="float">
            <text:p>0.198</text:p>
          </table:table-cell>
          <table:table-cell table:style-name="ce31" office:value-type="float" office:value="2.249" calcext:value-type="float">
            <text:p>2.249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.824" calcext:value-type="float">
            <text:p>1.824</text:p>
          </table:table-cell>
          <table:table-cell table:style-name="ce31" office:value-type="float" office:value="1.806" calcext:value-type="float">
            <text:p>1.806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204" calcext:value-type="float">
            <text:p>1.204</text:p>
          </table:table-cell>
          <table:table-cell table:style-name="ce31" office:value-type="float" office:value="1.2" calcext:value-type="float">
            <text:p>1.2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67" calcext:value-type="float">
            <text:p>0.670</text:p>
          </table:table-cell>
          <table:table-cell table:style-name="ce31" office:value-type="float" office:value="1.317" calcext:value-type="float">
            <text:p>1.31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1" office:value-type="float" office:value="1.386" calcext:value-type="float">
            <text:p>1.38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228" calcext:value-type="float">
            <text:p>0.228</text:p>
          </table:table-cell>
          <table:table-cell table:style-name="ce31" office:value-type="float" office:value="1.593" calcext:value-type="float">
            <text:p>1.59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84" calcext:value-type="float">
            <text:p>0.184</text:p>
          </table:table-cell>
          <table:table-cell table:style-name="ce31" office:value-type="float" office:value="2.092" calcext:value-type="float">
            <text:p>2.092</text:p>
          </table:table-cell>
          <table:table-cell table:style-name="ce31" office:value-type="float" office:value="0.017" calcext:value-type="float">
            <text:p>0.01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.777" calcext:value-type="float">
            <text:p>1.777</text:p>
          </table:table-cell>
          <table:table-cell table:style-name="ce31" office:value-type="float" office:value="1.768" calcext:value-type="float">
            <text:p>1.76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1.232" calcext:value-type="float">
            <text:p>1.232</text:p>
          </table:table-cell>
          <table:table-cell table:style-name="ce31" office:value-type="float" office:value="1.232" calcext:value-type="float">
            <text:p>1.23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637" calcext:value-type="float">
            <text:p>0.637</text:p>
          </table:table-cell>
          <table:table-cell table:style-name="ce31" office:value-type="float" office:value="1.266" calcext:value-type="float">
            <text:p>1.26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46" calcext:value-type="float">
            <text:p>0.346</text:p>
          </table:table-cell>
          <table:table-cell table:style-name="ce31" office:value-type="float" office:value="1.37" calcext:value-type="float">
            <text:p>1.37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219" calcext:value-type="float">
            <text:p>0.219</text:p>
          </table:table-cell>
          <table:table-cell table:style-name="ce31" office:value-type="float" office:value="1.544" calcext:value-type="float">
            <text:p>1.54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2.198" calcext:value-type="float">
            <text:p>2.198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.736" calcext:value-type="float">
            <text:p>1.736</text:p>
          </table:table-cell>
          <table:table-cell table:style-name="ce31" office:value-type="float" office:value="1.728" calcext:value-type="float">
            <text:p>1.72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1.242" calcext:value-type="float">
            <text:p>1.242</text:p>
          </table:table-cell>
          <table:table-cell table:style-name="ce31" office:value-type="float" office:value="1.238" calcext:value-type="float">
            <text:p>1.23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69" calcext:value-type="float">
            <text:p>0.669</text:p>
          </table:table-cell>
          <table:table-cell table:style-name="ce31" office:value-type="float" office:value="1.313" calcext:value-type="float">
            <text:p>1.313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349" calcext:value-type="float">
            <text:p>0.349</text:p>
          </table:table-cell>
          <table:table-cell table:style-name="ce31" office:value-type="float" office:value="1.373" calcext:value-type="float">
            <text:p>1.373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21" calcext:value-type="float">
            <text:p>0.221</text:p>
          </table:table-cell>
          <table:table-cell table:style-name="ce31" office:value-type="float" office:value="1.537" calcext:value-type="float">
            <text:p>1.53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82" calcext:value-type="float">
            <text:p>0.182</text:p>
          </table:table-cell>
          <table:table-cell table:style-name="ce31" office:value-type="float" office:value="1.976" calcext:value-type="float">
            <text:p>1.97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.83" calcext:value-type="float">
            <text:p>1.830</text:p>
          </table:table-cell>
          <table:table-cell table:style-name="ce31" office:value-type="float" office:value="1.824" calcext:value-type="float">
            <text:p>1.82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303" calcext:value-type="float">
            <text:p>1.303</text:p>
          </table:table-cell>
          <table:table-cell table:style-name="ce31" office:value-type="float" office:value="1.287" calcext:value-type="float">
            <text:p>1.287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55" calcext:value-type="float">
            <text:p>0.655</text:p>
          </table:table-cell>
          <table:table-cell table:style-name="ce31" office:value-type="float" office:value="1.298" calcext:value-type="float">
            <text:p>1.29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359" calcext:value-type="float">
            <text:p>0.359</text:p>
          </table:table-cell>
          <table:table-cell table:style-name="ce31" office:value-type="float" office:value="1.418" calcext:value-type="float">
            <text:p>1.41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15" calcext:value-type="float">
            <text:p>0.215</text:p>
          </table:table-cell>
          <table:table-cell table:style-name="ce31" office:value-type="float" office:value="1.552" calcext:value-type="float">
            <text:p>1.55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2.201" calcext:value-type="float">
            <text:p>2.201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7.4" calcext:value-type="float">
            <text:p>17.400</text:p>
          </table:table-cell>
          <table:table-cell table:style-name="ce31" office:value-type="float" office:value="17.396" calcext:value-type="float">
            <text:p>17.39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12.439" calcext:value-type="float">
            <text:p>12.439</text:p>
          </table:table-cell>
          <table:table-cell table:style-name="ce31" office:value-type="float" office:value="12.422" calcext:value-type="float">
            <text:p>12.42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6.476" calcext:value-type="float">
            <text:p>6.476</text:p>
          </table:table-cell>
          <table:table-cell table:style-name="ce31" office:value-type="float" office:value="12.888" calcext:value-type="float">
            <text:p>12.88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3.887" calcext:value-type="float">
            <text:p>3.887</text:p>
          </table:table-cell>
          <table:table-cell table:style-name="ce31" office:value-type="float" office:value="15.419" calcext:value-type="float">
            <text:p>15.41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2.19" calcext:value-type="float">
            <text:p>2.190</text:p>
          </table:table-cell>
          <table:table-cell table:style-name="ce31" office:value-type="float" office:value="15.578" calcext:value-type="float">
            <text:p>15.57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805" calcext:value-type="float">
            <text:p>1.805</text:p>
          </table:table-cell>
          <table:table-cell table:style-name="ce31" office:value-type="float" office:value="20.381" calcext:value-type="float">
            <text:p>20.381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7.527" calcext:value-type="float">
            <text:p>17.527</text:p>
          </table:table-cell>
          <table:table-cell table:style-name="ce31" office:value-type="float" office:value="17.515" calcext:value-type="float">
            <text:p>17.51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12.342" calcext:value-type="float">
            <text:p>12.342</text:p>
          </table:table-cell>
          <table:table-cell table:style-name="ce31" office:value-type="float" office:value="12.342" calcext:value-type="float">
            <text:p>12.34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563" calcext:value-type="float">
            <text:p>6.563</text:p>
          </table:table-cell>
          <table:table-cell table:style-name="ce31" office:value-type="float" office:value="13.086" calcext:value-type="float">
            <text:p>13.08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3.452" calcext:value-type="float">
            <text:p>3.452</text:p>
          </table:table-cell>
          <table:table-cell table:style-name="ce31" office:value-type="float" office:value="13.66" calcext:value-type="float">
            <text:p>13.66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2.312" calcext:value-type="float">
            <text:p>2.312</text:p>
          </table:table-cell>
          <table:table-cell table:style-name="ce31" office:value-type="float" office:value="16.226" calcext:value-type="float">
            <text:p>16.22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71" calcext:value-type="float">
            <text:p>1.710</text:p>
          </table:table-cell>
          <table:table-cell table:style-name="ce31" office:value-type="float" office:value="20.215" calcext:value-type="float">
            <text:p>20.215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8.372" calcext:value-type="float">
            <text:p>18.372</text:p>
          </table:table-cell>
          <table:table-cell table:style-name="ce31" office:value-type="float" office:value="18.354" calcext:value-type="float">
            <text:p>18.354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2.681" calcext:value-type="float">
            <text:p>12.681</text:p>
          </table:table-cell>
          <table:table-cell table:style-name="ce31" office:value-type="float" office:value="12.631" calcext:value-type="float">
            <text:p>12.631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6.818" calcext:value-type="float">
            <text:p>6.818</text:p>
          </table:table-cell>
          <table:table-cell table:style-name="ce31" office:value-type="float" office:value="13.593" calcext:value-type="float">
            <text:p>13.59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3.658" calcext:value-type="float">
            <text:p>3.658</text:p>
          </table:table-cell>
          <table:table-cell table:style-name="ce31" office:value-type="float" office:value="14.574" calcext:value-type="float">
            <text:p>14.57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2.319" calcext:value-type="float">
            <text:p>2.319</text:p>
          </table:table-cell>
          <table:table-cell table:style-name="ce31" office:value-type="float" office:value="16.452" calcext:value-type="float">
            <text:p>16.452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1.883" calcext:value-type="float">
            <text:p>1.883</text:p>
          </table:table-cell>
          <table:table-cell table:style-name="ce31" office:value-type="float" office:value="20.927" calcext:value-type="float">
            <text:p>20.927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7.851" calcext:value-type="float">
            <text:p>17.851</text:p>
          </table:table-cell>
          <table:table-cell table:style-name="ce31" office:value-type="float" office:value="17.847" calcext:value-type="float">
            <text:p>17.84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12.839" calcext:value-type="float">
            <text:p>12.839</text:p>
          </table:table-cell>
          <table:table-cell table:style-name="ce31" office:value-type="float" office:value="12.839" calcext:value-type="float">
            <text:p>12.83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84" calcext:value-type="float">
            <text:p>6.840</text:p>
          </table:table-cell>
          <table:table-cell table:style-name="ce31" office:value-type="float" office:value="13.49" calcext:value-type="float">
            <text:p>13.4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641" calcext:value-type="float">
            <text:p>3.641</text:p>
          </table:table-cell>
          <table:table-cell table:style-name="ce31" office:value-type="float" office:value="14.214" calcext:value-type="float">
            <text:p>14.214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2.258" calcext:value-type="float">
            <text:p>2.258</text:p>
          </table:table-cell>
          <table:table-cell table:style-name="ce31" office:value-type="float" office:value="15.976" calcext:value-type="float">
            <text:p>15.97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1.764" calcext:value-type="float">
            <text:p>1.764</text:p>
          </table:table-cell>
          <table:table-cell table:style-name="ce31" office:value-type="float" office:value="20.603" calcext:value-type="float">
            <text:p>20.603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8.479" calcext:value-type="float">
            <text:p>18.479</text:p>
          </table:table-cell>
          <table:table-cell table:style-name="ce31" office:value-type="float" office:value="18.401" calcext:value-type="float">
            <text:p>18.401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3.201" calcext:value-type="float">
            <text:p>13.201</text:p>
          </table:table-cell>
          <table:table-cell table:style-name="ce31" office:value-type="float" office:value="13.192" calcext:value-type="float">
            <text:p>13.19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619" calcext:value-type="float">
            <text:p>6.619</text:p>
          </table:table-cell>
          <table:table-cell table:style-name="ce31" office:value-type="float" office:value="13.091" calcext:value-type="float">
            <text:p>13.09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668" calcext:value-type="float">
            <text:p>3.668</text:p>
          </table:table-cell>
          <table:table-cell table:style-name="ce31" office:value-type="float" office:value="14.537" calcext:value-type="float">
            <text:p>14.537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336" calcext:value-type="float">
            <text:p>2.336</text:p>
          </table:table-cell>
          <table:table-cell table:style-name="ce31" office:value-type="float" office:value="16.76" calcext:value-type="float">
            <text:p>16.76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1.797" calcext:value-type="float">
            <text:p>1.797</text:p>
          </table:table-cell>
          <table:table-cell table:style-name="ce31" office:value-type="float" office:value="20.531" calcext:value-type="float">
            <text:p>20.531</text:p>
          </table:table-cell>
          <table:table-cell table:style-name="ce31" office:value-type="float" office:value="0.02" calcext:value-type="float">
            <text:p>0.020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6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3" office:value-type="string" calcext:value-type="string">
            <text:p>Sequential</text:p>
          </table:table-cell>
          <table:table-cell table:style-name="ce27" office:value-type="string" calcext:value-type="string">
            <text:p>1 Thread</text:p>
          </table:table-cell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" calcext:value-type="float">
            <text:p>0.003</text:p>
          </table:table-cell>
          <table:table-cell table:style-name="ce31" table:formula="of:= AVERAGE([.D5:.D9])" office:value-type="float" office:value="0.001" calcext:value-type="float">
            <text:p>0.001</text:p>
          </table:table-cell>
          <table:table-cell table:style-name="ce31" table:formula="of:= AVERAGE([.E5:.E9])" office:value-type="float" office:value="0.0024" calcext:value-type="float">
            <text:p>0.002</text:p>
          </table:table-cell>
          <table:table-cell table:style-name="ce30" table:formula="of:= AVERAGE([.F5:.F9])" office:value-type="float" office:value="0.0032" calcext:value-type="float">
            <text:p>0.003</text:p>
          </table:table-cell>
          <table:table-cell table:style-name="ce31" table:formula="of:= AVERAGE([.G5:.G9])" office:value-type="float" office:value="0.0004" calcext:value-type="float">
            <text:p>0.000</text:p>
          </table:table-cell>
          <table:table-cell table:style-name="ce31" table:formula="of:= AVERAGE([.H5:.H9])" office:value-type="float" office:value="0.003" calcext:value-type="float">
            <text:p>0.003</text:p>
          </table:table-cell>
          <table:table-cell table:style-name="ce30" table:formula="of:= AVERAGE([.I5:.I9])" office:value-type="float" office:value="0.0032" calcext:value-type="float">
            <text:p>0.003</text:p>
          </table:table-cell>
          <table:table-cell table:style-name="ce31" table:formula="of:= AVERAGE([.J5:.J9])" office:value-type="float" office:value="0.002" calcext:value-type="float">
            <text:p>0.002</text:p>
          </table:table-cell>
          <table:table-cell table:style-name="ce31" table:formula="of:= AVERAGE([.K5:.K9])" office:value-type="float" office:value="0.0014" calcext:value-type="float">
            <text:p>0.001</text:p>
          </table:table-cell>
          <table:table-cell table:style-name="ce30" table:formula="of:= AVERAGE([.L5:.L9])" office:value-type="float" office:value="0.0034" calcext:value-type="float">
            <text:p>0.003</text:p>
          </table:table-cell>
          <table:table-cell table:style-name="ce31" table:formula="of:= AVERAGE([.M5:.M9])" office:value-type="float" office:value="0.0006" calcext:value-type="float">
            <text:p>0.001</text:p>
          </table:table-cell>
          <table:table-cell table:style-name="ce31" table:formula="of:= AVERAGE([.N5:.N9])" office:value-type="float" office:value="0.0036" calcext:value-type="float">
            <text:p>0.004</text:p>
          </table:table-cell>
          <table:table-cell table:style-name="ce30" table:formula="of:= AVERAGE([.O5:.O9])" office:value-type="float" office:value="0.0036" calcext:value-type="float">
            <text:p>0.004</text:p>
          </table:table-cell>
          <table:table-cell table:style-name="ce31" table:formula="of:= AVERAGE([.P5:.P9])" office:value-type="float" office:value="0.0012" calcext:value-type="float">
            <text:p>0.001</text:p>
          </table:table-cell>
          <table:table-cell table:style-name="ce31" table:formula="of:= AVERAGE([.Q5:.Q9])" office:value-type="float" office:value="0.0048" calcext:value-type="float">
            <text:p>0.005</text:p>
          </table:table-cell>
          <table:table-cell table:style-name="ce30" table:formula="of:= AVERAGE([.R5:.R9])" office:value-type="float" office:value="0.0058" calcext:value-type="float">
            <text:p>0.006</text:p>
          </table:table-cell>
          <table:table-cell table:style-name="ce31" table:formula="of:= AVERAGE([.S5:.S9])" office:value-type="float" office:value="0.0264" calcext:value-type="float">
            <text:p>0.026</text:p>
          </table:table-cell>
          <table:table-cell table:style-name="ce31" table:formula="of:= AVERAGE([.T5:.T9])" office:value-type="float" office:value="0.0016" calcext:value-type="float">
            <text:p>0.002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" calcext:value-type="float">
            <text:p>0.003</text:p>
          </table:table-cell>
          <table:table-cell table:style-name="ce30" table:formula="of:=AVERAGE([.F5:.F9])" office:value-type="float" office:value="0.0032" calcext:value-type="float">
            <text:p>0.003</text:p>
          </table:table-cell>
          <table:table-cell table:style-name="ce30" table:formula="of:=AVERAGE([.I5:.I9])" office:value-type="float" office:value="0.0032" calcext:value-type="float">
            <text:p>0.003</text:p>
          </table:table-cell>
          <table:table-cell table:style-name="ce30" table:formula="of:=AVERAGE([.L5:.L9])" office:value-type="float" office:value="0.0034" calcext:value-type="float">
            <text:p>0.003</text:p>
          </table:table-cell>
          <table:table-cell table:style-name="ce30" table:formula="of:= AVERAGE([.O5:.O9])" office:value-type="float" office:value="0.0036" calcext:value-type="float">
            <text:p>0.004</text:p>
          </table:table-cell>
          <table:table-cell table:style-name="ce30" table:formula="of:= AVERAGE([.R5:.R9])" office:value-type="float" office:value="0.0058" calcext:value-type="float">
            <text:p>0.006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1" table:formula="of:=AVERAGE([.D10:.D14])" office:value-type="float" office:value="0.001" calcext:value-type="float">
            <text:p>0.001</text:p>
          </table:table-cell>
          <table:table-cell table:style-name="ce31" table:formula="of:=AVERAGE([.E10:.E14])" office:value-type="float" office:value="0.0028" calcext:value-type="float">
            <text:p>0.003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1" table:formula="of:=AVERAGE([.G10:.G14])" office:value-type="float" office:value="0.0026" calcext:value-type="float">
            <text:p>0.003</text:p>
          </table:table-cell>
          <table:table-cell table:style-name="ce31" table:formula="of:=AVERAGE([.H10:.H14])" office:value-type="float" office:value="0.0014" calcext:value-type="float">
            <text:p>0.001</text:p>
          </table:table-cell>
          <table:table-cell table:style-name="ce30" table:formula="of:=AVERAGE([.I10:.I14])" office:value-type="float" office:value="0.0036" calcext:value-type="float">
            <text:p>0.004</text:p>
          </table:table-cell>
          <table:table-cell table:style-name="ce31" table:formula="of:=AVERAGE([.J10:.J14])" office:value-type="float" office:value="0.003" calcext:value-type="float">
            <text:p>0.003</text:p>
          </table:table-cell>
          <table:table-cell table:style-name="ce31" table:formula="of:=AVERAGE([.K10:.K14])" office:value-type="float" office:value="0.001" calcext:value-type="float">
            <text:p>0.001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1" table:formula="of:=AVERAGE([.M10:.M14])" office:value-type="float" office:value="0.001" calcext:value-type="float">
            <text:p>0.001</text:p>
          </table:table-cell>
          <table:table-cell table:style-name="ce31" table:formula="of:=AVERAGE([.N10:.N14])" office:value-type="float" office:value="0.004" calcext:value-type="float">
            <text:p>0.004</text:p>
          </table:table-cell>
          <table:table-cell table:style-name="ce30" table:formula="of:=AVERAGE([.O10:.O14])" office:value-type="float" office:value="0.0022" calcext:value-type="float">
            <text:p>0.002</text:p>
          </table:table-cell>
          <table:table-cell table:style-name="ce31" table:formula="of:=AVERAGE([.P10:.P14])" office:value-type="float" office:value="0.0022" calcext:value-type="float">
            <text:p>0.002</text:p>
          </table:table-cell>
          <table:table-cell table:style-name="ce31" table:formula="of:=AVERAGE([.Q10:.Q14])" office:value-type="float" office:value="0.0022" calcext:value-type="float">
            <text:p>0.002</text:p>
          </table:table-cell>
          <table:table-cell table:style-name="ce30" table:formula="of:=AVERAGE([.R10:.R14])" office:value-type="float" office:value="0.0082" calcext:value-type="float">
            <text:p>0.008</text:p>
          </table:table-cell>
          <table:table-cell table:style-name="ce31" table:formula="of:=AVERAGE([.S10:.S14])" office:value-type="float" office:value="0.0592" calcext:value-type="float">
            <text:p>0.059</text:p>
          </table:table-cell>
          <table:table-cell table:style-name="ce31" table:formula="of:=AVERAGE([.T10:.T14])" office:value-type="float" office:value="0.0016" calcext:value-type="float">
            <text:p>0.002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0" table:formula="of:=AVERAGE([.I10:.I14])" office:value-type="float" office:value="0.0036" calcext:value-type="float">
            <text:p>0.004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0" table:formula="of:=AVERAGE([.O10:.O14])" office:value-type="float" office:value="0.0022" calcext:value-type="float">
            <text:p>0.002</text:p>
          </table:table-cell>
          <table:table-cell table:style-name="ce30" table:formula="of:=AVERAGE([.R10:.R14])" office:value-type="float" office:value="0.0082" calcext:value-type="float">
            <text:p>0.00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098" calcext:value-type="float">
            <text:p>0.010</text:p>
          </table:table-cell>
          <table:table-cell table:style-name="ce31" table:formula="of:=AVERAGE([.D15:.D19])" office:value-type="float" office:value="0.0072" calcext:value-type="float">
            <text:p>0.007</text:p>
          </table:table-cell>
          <table:table-cell table:style-name="ce31" table:formula="of:=AVERAGE([.E15:.E19])" office:value-type="float" office:value="0.0024" calcext:value-type="float">
            <text:p>0.002</text:p>
          </table:table-cell>
          <table:table-cell table:style-name="ce30" table:formula="of:=AVERAGE([.F15:.F19])" office:value-type="float" office:value="0.0088" calcext:value-type="float">
            <text:p>0.009</text:p>
          </table:table-cell>
          <table:table-cell table:style-name="ce31" table:formula="of:=AVERAGE([.G15:.G19])" office:value-type="float" office:value="0.0062" calcext:value-type="float">
            <text:p>0.006</text:p>
          </table:table-cell>
          <table:table-cell table:style-name="ce31" table:formula="of:=AVERAGE([.H15:.H19])" office:value-type="float" office:value="0.0026" calcext:value-type="float">
            <text:p>0.003</text:p>
          </table:table-cell>
          <table:table-cell table:style-name="ce30" table:formula="of:=AVERAGE([.I15:.I19])" office:value-type="float" office:value="0.006" calcext:value-type="float">
            <text:p>0.006</text:p>
          </table:table-cell>
          <table:table-cell table:style-name="ce31" table:formula="of:=AVERAGE([.J15:.J19])" office:value-type="float" office:value="0.006" calcext:value-type="float">
            <text:p>0.006</text:p>
          </table:table-cell>
          <table:table-cell table:style-name="ce31" table:formula="of:=AVERAGE([.K15:.K19])" office:value-type="float" office:value="0.0032" calcext:value-type="float">
            <text:p>0.003</text:p>
          </table:table-cell>
          <table:table-cell table:style-name="ce30" table:formula="of:=AVERAGE([.L15:.L19])" office:value-type="float" office:value="0.0052" calcext:value-type="float">
            <text:p>0.005</text:p>
          </table:table-cell>
          <table:table-cell table:style-name="ce31" table:formula="of:=AVERAGE([.M15:.M19])" office:value-type="float" office:value="0.0026" calcext:value-type="float">
            <text:p>0.003</text:p>
          </table:table-cell>
          <table:table-cell table:style-name="ce31" table:formula="of:=AVERAGE([.N15:.N19])" office:value-type="float" office:value="0.0086" calcext:value-type="float">
            <text:p>0.009</text:p>
          </table:table-cell>
          <table:table-cell table:style-name="ce30" table:formula="of:=AVERAGE([.O15:.O19])" office:value-type="float" office:value="0.005" calcext:value-type="float">
            <text:p>0.005</text:p>
          </table:table-cell>
          <table:table-cell table:style-name="ce31" table:formula="of:=AVERAGE([.P15:.P19])" office:value-type="float" office:value="0.0124" calcext:value-type="float">
            <text:p>0.012</text:p>
          </table:table-cell>
          <table:table-cell table:style-name="ce31" table:formula="of:=AVERAGE([.Q15:.Q19])" office:value-type="float" office:value="0.0032" calcext:value-type="float">
            <text:p>0.003</text:p>
          </table:table-cell>
          <table:table-cell table:style-name="ce30" table:formula="of:=AVERAGE([.R15:.R19])" office:value-type="float" office:value="0.0102" calcext:value-type="float">
            <text:p>0.010</text:p>
          </table:table-cell>
          <table:table-cell table:style-name="ce31" table:formula="of:=AVERAGE([.S15:.S19])" office:value-type="float" office:value="0.0708" calcext:value-type="float">
            <text:p>0.071</text:p>
          </table:table-cell>
          <table:table-cell table:style-name="ce31" table:formula="of:=AVERAGE([.T15:.T19])" office:value-type="float" office:value="0.0046" calcext:value-type="float">
            <text:p>0.005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098" calcext:value-type="float">
            <text:p>0.010</text:p>
          </table:table-cell>
          <table:table-cell table:style-name="ce30" table:formula="of:=AVERAGE([.F15:.F19])" office:value-type="float" office:value="0.0088" calcext:value-type="float">
            <text:p>0.009</text:p>
          </table:table-cell>
          <table:table-cell table:style-name="ce30" table:formula="of:=AVERAGE([.I15:.I19])" office:value-type="float" office:value="0.006" calcext:value-type="float">
            <text:p>0.006</text:p>
          </table:table-cell>
          <table:table-cell table:style-name="ce30" table:formula="of:=AVERAGE([.L15:.L19])" office:value-type="float" office:value="0.0052" calcext:value-type="float">
            <text:p>0.005</text:p>
          </table:table-cell>
          <table:table-cell table:style-name="ce30" table:formula="of:=AVERAGE([.O15:.O19])" office:value-type="float" office:value="0.005" calcext:value-type="float">
            <text:p>0.005</text:p>
          </table:table-cell>
          <table:table-cell table:style-name="ce30" table:formula="of:=AVERAGE([.R15:.R19])" office:value-type="float" office:value="0.0102" calcext:value-type="float">
            <text:p>0.010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4" calcext:value-type="float">
            <text:p>0.050</text:p>
          </table:table-cell>
          <table:table-cell table:style-name="ce31" table:formula="of:=AVERAGE([.D20:.D24])" office:value-type="float" office:value="0.0486" calcext:value-type="float">
            <text:p>0.049</text:p>
          </table:table-cell>
          <table:table-cell table:style-name="ce31" table:formula="of:=AVERAGE([.E20:.E24])" office:value-type="float" office:value="0.0024" calcext:value-type="float">
            <text:p>0.002</text:p>
          </table:table-cell>
          <table:table-cell table:style-name="ce30" table:formula="of:=AVERAGE([.F20:.F24])" office:value-type="float" office:value="0.041" calcext:value-type="float">
            <text:p>0.041</text:p>
          </table:table-cell>
          <table:table-cell table:style-name="ce31" table:formula="of:=AVERAGE([.G20:.G24])" office:value-type="float" office:value="0.0374" calcext:value-type="float">
            <text:p>0.037</text:p>
          </table:table-cell>
          <table:table-cell table:style-name="ce31" table:formula="of:=AVERAGE([.H20:.H24])" office:value-type="float" office:value="0.0034" calcext:value-type="float">
            <text:p>0.003</text:p>
          </table:table-cell>
          <table:table-cell table:style-name="ce30" table:formula="of:=AVERAGE([.I20:.I24])" office:value-type="float" office:value="0.0254" calcext:value-type="float">
            <text:p>0.025</text:p>
          </table:table-cell>
          <table:table-cell table:style-name="ce31" table:formula="of:=AVERAGE([.J20:.J24])" office:value-type="float" office:value="0.0456" calcext:value-type="float">
            <text:p>0.046</text:p>
          </table:table-cell>
          <table:table-cell table:style-name="ce31" table:formula="of:=AVERAGE([.K20:.K24])" office:value-type="float" office:value="0.002" calcext:value-type="float">
            <text:p>0.002</text:p>
          </table:table-cell>
          <table:table-cell table:style-name="ce30" table:formula="of:=AVERAGE([.L20:.L24])" office:value-type="float" office:value="0.0184" calcext:value-type="float">
            <text:p>0.018</text:p>
          </table:table-cell>
          <table:table-cell table:style-name="ce31" table:formula="of:=AVERAGE([.M20:.M24])" office:value-type="float" office:value="0.0622" calcext:value-type="float">
            <text:p>0.062</text:p>
          </table:table-cell>
          <table:table-cell table:style-name="ce31" table:formula="of:=AVERAGE([.N20:.N24])" office:value-type="float" office:value="0.0016" calcext:value-type="float">
            <text:p>0.002</text:p>
          </table:table-cell>
          <table:table-cell table:style-name="ce30" table:formula="of:=AVERAGE([.O20:.O24])" office:value-type="float" office:value="0.0094" calcext:value-type="float">
            <text:p>0.009</text:p>
          </table:table-cell>
          <table:table-cell table:style-name="ce31" table:formula="of:=AVERAGE([.P20:.P24])" office:value-type="float" office:value="0.0522" calcext:value-type="float">
            <text:p>0.052</text:p>
          </table:table-cell>
          <table:table-cell table:style-name="ce31" table:formula="of:=AVERAGE([.Q20:.Q24])" office:value-type="float" office:value="0.002" calcext:value-type="float">
            <text:p>0.002</text:p>
          </table:table-cell>
          <table:table-cell table:style-name="ce30" table:formula="of:=AVERAGE([.R20:.R24])" office:value-type="float" office:value="0.0152" calcext:value-type="float">
            <text:p>0.015</text:p>
          </table:table-cell>
          <table:table-cell table:style-name="ce31" table:formula="of:=AVERAGE([.S20:.S24])" office:value-type="float" office:value="0.1224" calcext:value-type="float">
            <text:p>0.122</text:p>
          </table:table-cell>
          <table:table-cell table:style-name="ce31" table:formula="of:=AVERAGE([.T20:.T24])" office:value-type="float" office:value="0.004" calcext:value-type="float">
            <text:p>0.004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4" calcext:value-type="float">
            <text:p>0.050</text:p>
          </table:table-cell>
          <table:table-cell table:style-name="ce30" table:formula="of:=AVERAGE([.F20:.F24])" office:value-type="float" office:value="0.041" calcext:value-type="float">
            <text:p>0.041</text:p>
          </table:table-cell>
          <table:table-cell table:style-name="ce30" table:formula="of:=AVERAGE([.I20:.I24])" office:value-type="float" office:value="0.0254" calcext:value-type="float">
            <text:p>0.025</text:p>
          </table:table-cell>
          <table:table-cell table:style-name="ce30" table:formula="of:=AVERAGE([.L20:.L24])" office:value-type="float" office:value="0.0184" calcext:value-type="float">
            <text:p>0.018</text:p>
          </table:table-cell>
          <table:table-cell table:style-name="ce30" table:formula="of:=AVERAGE([.O20:.O24])" office:value-type="float" office:value="0.0094" calcext:value-type="float">
            <text:p>0.009</text:p>
          </table:table-cell>
          <table:table-cell table:style-name="ce30" table:formula="of:=AVERAGE([.R20:.R24])" office:value-type="float" office:value="0.0152" calcext:value-type="float">
            <text:p>0.0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1982" calcext:value-type="float">
            <text:p>0.198</text:p>
          </table:table-cell>
          <table:table-cell table:style-name="ce31" table:formula="of:=AVERAGE([.D25:.D29])" office:value-type="float" office:value="0.1962" calcext:value-type="float">
            <text:p>0.196</text:p>
          </table:table-cell>
          <table:table-cell table:style-name="ce31" table:formula="of:=AVERAGE([.E25:.E29])" office:value-type="float" office:value="0.0012" calcext:value-type="float">
            <text:p>0.001</text:p>
          </table:table-cell>
          <table:table-cell table:style-name="ce30" table:formula="of:=AVERAGE([.F25:.F29])" office:value-type="float" office:value="0.1412" calcext:value-type="float">
            <text:p>0.141</text:p>
          </table:table-cell>
          <table:table-cell table:style-name="ce31" table:formula="of:=AVERAGE([.G25:.G29])" office:value-type="float" office:value="0.1392" calcext:value-type="float">
            <text:p>0.139</text:p>
          </table:table-cell>
          <table:table-cell table:style-name="ce31" table:formula="of:=AVERAGE([.H25:.H29])" office:value-type="float" office:value="0.0022" calcext:value-type="float">
            <text:p>0.002</text:p>
          </table:table-cell>
          <table:table-cell table:style-name="ce30" table:formula="of:=AVERAGE([.I25:.I29])" office:value-type="float" office:value="0.0956" calcext:value-type="float">
            <text:p>0.096</text:p>
          </table:table-cell>
          <table:table-cell table:style-name="ce31" table:formula="of:=AVERAGE([.J25:.J29])" office:value-type="float" office:value="0.1854" calcext:value-type="float">
            <text:p>0.185</text:p>
          </table:table-cell>
          <table:table-cell table:style-name="ce31" table:formula="of:=AVERAGE([.K25:.K29])" office:value-type="float" office:value="0.0026" calcext:value-type="float">
            <text:p>0.003</text:p>
          </table:table-cell>
          <table:table-cell table:style-name="ce30" table:formula="of:=AVERAGE([.L25:.L29])" office:value-type="float" office:value="0.0646" calcext:value-type="float">
            <text:p>0.065</text:p>
          </table:table-cell>
          <table:table-cell table:style-name="ce31" table:formula="of:=AVERAGE([.M25:.M29])" office:value-type="float" office:value="0.2408" calcext:value-type="float">
            <text:p>0.241</text:p>
          </table:table-cell>
          <table:table-cell table:style-name="ce31" table:formula="of:=AVERAGE([.N25:.N29])" office:value-type="float" office:value="0.0072" calcext:value-type="float">
            <text:p>0.007</text:p>
          </table:table-cell>
          <table:table-cell table:style-name="ce30" table:formula="of:=AVERAGE([.O25:.O29])" office:value-type="float" office:value="0.0326" calcext:value-type="float">
            <text:p>0.033</text:p>
          </table:table-cell>
          <table:table-cell table:style-name="ce31" table:formula="of:=AVERAGE([.P25:.P29])" office:value-type="float" office:value="0.236" calcext:value-type="float">
            <text:p>0.236</text:p>
          </table:table-cell>
          <table:table-cell table:style-name="ce31" table:formula="of:=AVERAGE([.Q25:.Q29])" office:value-type="float" office:value="0.0008" calcext:value-type="float">
            <text:p>0.001</text:p>
          </table:table-cell>
          <table:table-cell table:style-name="ce30" table:formula="of:=AVERAGE([.R25:.R29])" office:value-type="float" office:value="0.0292" calcext:value-type="float">
            <text:p>0.029</text:p>
          </table:table-cell>
          <table:table-cell table:style-name="ce31" table:formula="of:=AVERAGE([.S25:.S29])" office:value-type="float" office:value="0.304" calcext:value-type="float">
            <text:p>0.304</text:p>
          </table:table-cell>
          <table:table-cell table:style-name="ce31" table:formula="of:=AVERAGE([.T25:.T29])" office:value-type="float" office:value="0.0022" calcext:value-type="float">
            <text:p>0.002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1982" calcext:value-type="float">
            <text:p>0.198</text:p>
          </table:table-cell>
          <table:table-cell table:style-name="ce30" table:formula="of:=AVERAGE([.F25:.F29])" office:value-type="float" office:value="0.1412" calcext:value-type="float">
            <text:p>0.141</text:p>
          </table:table-cell>
          <table:table-cell table:style-name="ce30" table:formula="of:=AVERAGE([.I25:.I29])" office:value-type="float" office:value="0.0956" calcext:value-type="float">
            <text:p>0.096</text:p>
          </table:table-cell>
          <table:table-cell table:style-name="ce30" table:formula="of:=AVERAGE([.L25:.L29])" office:value-type="float" office:value="0.0646" calcext:value-type="float">
            <text:p>0.065</text:p>
          </table:table-cell>
          <table:table-cell table:style-name="ce30" table:formula="of:=AVERAGE([.O25:.O29])" office:value-type="float" office:value="0.0326" calcext:value-type="float">
            <text:p>0.033</text:p>
          </table:table-cell>
          <table:table-cell table:style-name="ce30" table:formula="of:=AVERAGE([.R25:.R29])" office:value-type="float" office:value="0.0292" calcext:value-type="float">
            <text:p>0.02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868" calcext:value-type="float">
            <text:p>1.787</text:p>
          </table:table-cell>
          <table:table-cell table:style-name="ce31" table:formula="of:=AVERAGE([.D30:.D34])" office:value-type="float" office:value="1.7738" calcext:value-type="float">
            <text:p>1.774</text:p>
          </table:table-cell>
          <table:table-cell table:style-name="ce31" table:formula="of:=AVERAGE([.E30:.E34])" office:value-type="float" office:value="0.006" calcext:value-type="float">
            <text:p>0.006</text:p>
          </table:table-cell>
          <table:table-cell table:style-name="ce30" table:formula="of:=AVERAGE([.F30:.F34])" office:value-type="float" office:value="1.2476" calcext:value-type="float">
            <text:p>1.248</text:p>
          </table:table-cell>
          <table:table-cell table:style-name="ce31" table:formula="of:=AVERAGE([.G30:.G34])" office:value-type="float" office:value="1.2396" calcext:value-type="float">
            <text:p>1.240</text:p>
          </table:table-cell>
          <table:table-cell table:style-name="ce31" table:formula="of:=AVERAGE([.H30:.H34])" office:value-type="float" office:value="0.0028" calcext:value-type="float">
            <text:p>0.003</text:p>
          </table:table-cell>
          <table:table-cell table:style-name="ce30" table:formula="of:=AVERAGE([.I30:.I34])" office:value-type="float" office:value="0.6538" calcext:value-type="float">
            <text:p>0.654</text:p>
          </table:table-cell>
          <table:table-cell table:style-name="ce31" table:formula="of:=AVERAGE([.J30:.J34])" office:value-type="float" office:value="1.2934" calcext:value-type="float">
            <text:p>1.293</text:p>
          </table:table-cell>
          <table:table-cell table:style-name="ce31" table:formula="of:=AVERAGE([.K30:.K34])" office:value-type="float" office:value="0.0028" calcext:value-type="float">
            <text:p>0.003</text:p>
          </table:table-cell>
          <table:table-cell table:style-name="ce30" table:formula="of:=AVERAGE([.L30:.L34])" office:value-type="float" office:value="0.349" calcext:value-type="float">
            <text:p>0.349</text:p>
          </table:table-cell>
          <table:table-cell table:style-name="ce31" table:formula="of:=AVERAGE([.M30:.M34])" office:value-type="float" office:value="1.376" calcext:value-type="float">
            <text:p>1.376</text:p>
          </table:table-cell>
          <table:table-cell table:style-name="ce31" table:formula="of:=AVERAGE([.N30:.N34])" office:value-type="float" office:value="0.0056" calcext:value-type="float">
            <text:p>0.006</text:p>
          </table:table-cell>
          <table:table-cell table:style-name="ce30" table:formula="of:=AVERAGE([.O30:.O34])" office:value-type="float" office:value="0.2202" calcext:value-type="float">
            <text:p>0.220</text:p>
          </table:table-cell>
          <table:table-cell table:style-name="ce31" table:formula="of:=AVERAGE([.P30:.P34])" office:value-type="float" office:value="1.5494" calcext:value-type="float">
            <text:p>1.549</text:p>
          </table:table-cell>
          <table:table-cell table:style-name="ce31" table:formula="of:=AVERAGE([.Q30:.Q34])" office:value-type="float" office:value="0.0032" calcext:value-type="float">
            <text:p>0.003</text:p>
          </table:table-cell>
          <table:table-cell table:style-name="ce30" table:formula="of:=AVERAGE([.R30:.R34])" office:value-type="float" office:value="0.1892" calcext:value-type="float">
            <text:p>0.189</text:p>
          </table:table-cell>
          <table:table-cell table:style-name="ce31" table:formula="of:=AVERAGE([.S30:.S34])" office:value-type="float" office:value="2.1432" calcext:value-type="float">
            <text:p>2.143</text:p>
          </table:table-cell>
          <table:table-cell table:style-name="ce31" table:formula="of:=AVERAGE([.T30:.T34])" office:value-type="float" office:value="0.0084" calcext:value-type="float">
            <text:p>0.008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868" calcext:value-type="float">
            <text:p>1.787</text:p>
          </table:table-cell>
          <table:table-cell table:style-name="ce30" table:formula="of:=AVERAGE([.F30:.F34])" office:value-type="float" office:value="1.2476" calcext:value-type="float">
            <text:p>1.248</text:p>
          </table:table-cell>
          <table:table-cell table:style-name="ce30" table:formula="of:=AVERAGE([.I30:.I34])" office:value-type="float" office:value="0.6538" calcext:value-type="float">
            <text:p>0.654</text:p>
          </table:table-cell>
          <table:table-cell table:style-name="ce30" table:formula="of:=AVERAGE([.L30:.L34])" office:value-type="float" office:value="0.349" calcext:value-type="float">
            <text:p>0.349</text:p>
          </table:table-cell>
          <table:table-cell table:style-name="ce30" table:formula="of:=AVERAGE([.O30:.O34])" office:value-type="float" office:value="0.2202" calcext:value-type="float">
            <text:p>0.220</text:p>
          </table:table-cell>
          <table:table-cell table:style-name="ce30" table:formula="of:=AVERAGE([.R30:.R34])" office:value-type="float" office:value="0.1892" calcext:value-type="float">
            <text:p>0.18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9258" calcext:value-type="float">
            <text:p>17.926</text:p>
          </table:table-cell>
          <table:table-cell table:style-name="ce31" table:formula="of:=AVERAGE([.D35:.D39])" office:value-type="float" office:value="17.9026" calcext:value-type="float">
            <text:p>17.903</text:p>
          </table:table-cell>
          <table:table-cell table:style-name="ce31" table:formula="of:=AVERAGE([.E35:.E39])" office:value-type="float" office:value="0.008" calcext:value-type="float">
            <text:p>0.008</text:p>
          </table:table-cell>
          <table:table-cell table:style-name="ce30" table:formula="of:=AVERAGE([.F35:.F39])" office:value-type="float" office:value="12.7004" calcext:value-type="float">
            <text:p>12.700</text:p>
          </table:table-cell>
          <table:table-cell table:style-name="ce31" table:formula="of:=AVERAGE([.G35:.G39])" office:value-type="float" office:value="12.6852" calcext:value-type="float">
            <text:p>12.685</text:p>
          </table:table-cell>
          <table:table-cell table:style-name="ce31" table:formula="of:=AVERAGE([.H35:.H39])" office:value-type="float" office:value="0.008" calcext:value-type="float">
            <text:p>0.008</text:p>
          </table:table-cell>
          <table:table-cell table:style-name="ce30" table:formula="of:=AVERAGE([.I35:.I39])" office:value-type="float" office:value="6.6632" calcext:value-type="float">
            <text:p>6.663</text:p>
          </table:table-cell>
          <table:table-cell table:style-name="ce31" table:formula="of:=AVERAGE([.J35:.J39])" office:value-type="float" office:value="13.2296" calcext:value-type="float">
            <text:p>13.230</text:p>
          </table:table-cell>
          <table:table-cell table:style-name="ce31" table:formula="of:=AVERAGE([.K35:.K39])" office:value-type="float" office:value="0.0032" calcext:value-type="float">
            <text:p>0.003</text:p>
          </table:table-cell>
          <table:table-cell table:style-name="ce30" table:formula="of:=AVERAGE([.L35:.L39])" office:value-type="float" office:value="3.6612" calcext:value-type="float">
            <text:p>3.661</text:p>
          </table:table-cell>
          <table:table-cell table:style-name="ce31" table:formula="of:=AVERAGE([.M35:.M39])" office:value-type="float" office:value="14.4808" calcext:value-type="float">
            <text:p>14.481</text:p>
          </table:table-cell>
          <table:table-cell table:style-name="ce31" table:formula="of:=AVERAGE([.N35:.N39])" office:value-type="float" office:value="0.0078" calcext:value-type="float">
            <text:p>0.008</text:p>
          </table:table-cell>
          <table:table-cell table:style-name="ce30" table:formula="of:=AVERAGE([.O35:.O39])" office:value-type="float" office:value="2.283" calcext:value-type="float">
            <text:p>2.283</text:p>
          </table:table-cell>
          <table:table-cell table:style-name="ce31" table:formula="of:=AVERAGE([.P35:.P39])" office:value-type="float" office:value="16.1984" calcext:value-type="float">
            <text:p>16.198</text:p>
          </table:table-cell>
          <table:table-cell table:style-name="ce31" table:formula="of:=AVERAGE([.Q35:.Q39])" office:value-type="float" office:value="0.0054" calcext:value-type="float">
            <text:p>0.005</text:p>
          </table:table-cell>
          <table:table-cell table:style-name="ce30" table:formula="of:=AVERAGE([.R35:.R39])" office:value-type="float" office:value="1.7918" calcext:value-type="float">
            <text:p>1.792</text:p>
          </table:table-cell>
          <table:table-cell table:style-name="ce31" table:formula="of:=AVERAGE([.S35:.S39])" office:value-type="float" office:value="20.5314" calcext:value-type="float">
            <text:p>20.531</text:p>
          </table:table-cell>
          <table:table-cell table:style-name="ce31" table:formula="of:=AVERAGE([.T35:.T39])" office:value-type="float" office:value="0.012" calcext:value-type="float">
            <text:p>0.012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9258" calcext:value-type="float">
            <text:p>17.926</text:p>
          </table:table-cell>
          <table:table-cell table:style-name="ce30" table:formula="of:=AVERAGE([.F35:.F39])" office:value-type="float" office:value="12.7004" calcext:value-type="float">
            <text:p>12.700</text:p>
          </table:table-cell>
          <table:table-cell table:style-name="ce30" table:formula="of:=AVERAGE([.I35:.I39])" office:value-type="float" office:value="6.6632" calcext:value-type="float">
            <text:p>6.663</text:p>
          </table:table-cell>
          <table:table-cell table:style-name="ce30" table:formula="of:=AVERAGE([.L35:.L40])" office:value-type="float" office:value="3.6612" calcext:value-type="float">
            <text:p>3.661</text:p>
          </table:table-cell>
          <table:table-cell table:style-name="ce30" table:formula="of:=AVERAGE([.O35:.O39])" office:value-type="float" office:value="2.283" calcext:value-type="float">
            <text:p>2.283</text:p>
          </table:table-cell>
          <table:table-cell table:style-name="ce30" table:formula="of:=AVERAGE([.R35:.R39])" office:value-type="float" office:value="1.7918" calcext:value-type="float">
            <text:p>1.792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6" office:value-type="string" calcext:value-type="string" table:number-columns-spanned="12" table:number-rows-spanned="1">
            <text:p>Parallel with Multi-Threading</text:p>
          </table:table-cell>
          <table:covered-table-cell table:style-name="ce26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6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7" office:value-type="string" calcext:value-type="string">
            <text:p>2 Threads</text:p>
          </table:covered-table-cell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7" office:value-type="string" calcext:value-type="string">
            <text:p>4 Threads</text:p>
          </table:covered-table-cell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7" office:value-type="string" calcext:value-type="string">
            <text:p>8 Threads</text:p>
          </table:covered-table-cell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7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0" table:formula="of:=[.E47]/[.K47]" office:value-type="float" office:value="0.941176470588235" calcext:value-type="float">
            <text:p>0.941</text:p>
          </table:table-cell>
          <table:table-cell table:style-name="ce30" table:formula="of:=[.E47]/[.N47]" office:value-type="float" office:value="0.888888888888889" calcext:value-type="float">
            <text:p>0.889</text:p>
          </table:table-cell>
          <table:table-cell table:style-name="ce30" table:formula="of:=[.E47]/[.Q47]" office:value-type="float" office:value="0.551724137931034" calcext:value-type="float">
            <text:p>0.552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1" table:formula="of:=[.F47]/[.I47]" office:value-type="float" office:value="0.2" calcext:value-type="float">
            <text:p>0.200</text:p>
          </table:table-cell>
          <table:table-cell table:style-name="ce31" table:formula="of:=[.G47]/[.J47]" office:value-type="float" office:value="2.14285714285714" calcext:value-type="float">
            <text:p>2.143</text:p>
          </table:table-cell>
          <table:table-cell table:style-name="ce30" table:formula="of:=[.E47]/[.K47]" office:value-type="float" office:value="0.941176470588235" calcext:value-type="float">
            <text:p>0.941</text:p>
          </table:table-cell>
          <table:table-cell table:style-name="ce31" table:formula="of:=[.F47]/[.L47]" office:value-type="float" office:value="0.666666666666667" calcext:value-type="float">
            <text:p>0.667</text:p>
          </table:table-cell>
          <table:table-cell table:style-name="ce31" table:formula="of:=[.G47]/[.M47]" office:value-type="float" office:value="0.833333333333333" calcext:value-type="float">
            <text:p>0.833</text:p>
          </table:table-cell>
          <table:table-cell table:style-name="ce30" table:formula="of:=[.E47]/[.N47]" office:value-type="float" office:value="0.888888888888889" calcext:value-type="float">
            <text:p>0.889</text:p>
          </table:table-cell>
          <table:table-cell table:style-name="ce31" table:formula="of:=[.F47]/[.O47]" office:value-type="float" office:value="0.333333333333333" calcext:value-type="float">
            <text:p>0.333</text:p>
          </table:table-cell>
          <table:table-cell table:style-name="ce31" table:formula="of:=[.G47]/[.P47]" office:value-type="float" office:value="0.625" calcext:value-type="float">
            <text:p>0.625</text:p>
          </table:table-cell>
          <table:table-cell table:style-name="ce30" table:formula="of:=[.E47]/[.Q47]" office:value-type="float" office:value="0.551724137931034" calcext:value-type="float">
            <text:p>0.552</text:p>
          </table:table-cell>
          <table:table-cell table:style-name="ce31" table:formula="of:=[.F47]/[.R47]" office:value-type="float" office:value="0.0151515151515152" calcext:value-type="float">
            <text:p>0.015</text:p>
          </table:table-cell>
          <table:table-cell table:style-name="ce31" table:formula="of:=[.G47]/[.S47]" office:value-type="float" office:value="1.875" calcext:value-type="float">
            <text:p>1.875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11111111111111" calcext:value-type="float">
            <text:p>1.111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0" table:formula="of:=[.E48]/[.N48]" office:value-type="float" office:value="1.81818181818182" calcext:value-type="float">
            <text:p>1.818</text:p>
          </table:table-cell>
          <table:table-cell table:style-name="ce30" table:formula="of:=[.E48]/[.Q48]" office:value-type="float" office:value="0.487804878048781" calcext:value-type="float">
            <text:p>0.488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11111111111111" calcext:value-type="float">
            <text:p>1.111</text:p>
          </table:table-cell>
          <table:table-cell table:style-name="ce31" table:formula="of:=[.F48]/[.I48]" office:value-type="float" office:value="0.866666666666667" calcext:value-type="float">
            <text:p>0.867</text:p>
          </table:table-cell>
          <table:table-cell table:style-name="ce31" table:formula="of:=[.G48]/[.J48]" office:value-type="float" office:value="1.4" calcext:value-type="float">
            <text:p>1.400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1" table:formula="of:=[.F48]/[.L48]" office:value-type="float" office:value="2.6" calcext:value-type="float">
            <text:p>2.600</text:p>
          </table:table-cell>
          <table:table-cell table:style-name="ce31" table:formula="of:=[.G48]/[.M48]" office:value-type="float" office:value="0.35" calcext:value-type="float">
            <text:p>0.350</text:p>
          </table:table-cell>
          <table:table-cell table:style-name="ce30" table:formula="of:=[.E48]/[.N48]" office:value-type="float" office:value="1.81818181818182" calcext:value-type="float">
            <text:p>1.818</text:p>
          </table:table-cell>
          <table:table-cell table:style-name="ce31" table:formula="of:=[.F48]/[.O48]" office:value-type="float" office:value="1.18181818181818" calcext:value-type="float">
            <text:p>1.182</text:p>
          </table:table-cell>
          <table:table-cell table:style-name="ce31" table:formula="of:=[.G48]/[.P48]" office:value-type="float" office:value="0.636363636363636" calcext:value-type="float">
            <text:p>0.636</text:p>
          </table:table-cell>
          <table:table-cell table:style-name="ce30" table:formula="of:=[.E48]/[.Q48]" office:value-type="float" office:value="0.487804878048781" calcext:value-type="float">
            <text:p>0.488</text:p>
          </table:table-cell>
          <table:table-cell table:style-name="ce31" table:formula="of:=[.F48]/[.R48]" office:value-type="float" office:value="0.0439189189189189" calcext:value-type="float">
            <text:p>0.044</text:p>
          </table:table-cell>
          <table:table-cell table:style-name="ce31" table:formula="of:=[.G48]/[.S48]" office:value-type="float" office:value="0.875" calcext:value-type="float">
            <text:p>0.875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6666666666667" calcext:value-type="float">
            <text:p>1.467</text:p>
          </table:table-cell>
          <table:table-cell table:style-name="ce30" table:formula="of:=[.E49]/[.K49]" office:value-type="float" office:value="1.69230769230769" calcext:value-type="float">
            <text:p>1.692</text:p>
          </table:table-cell>
          <table:table-cell table:style-name="ce30" table:formula="of:=[.E49]/[.N49]" office:value-type="float" office:value="1.76" calcext:value-type="float">
            <text:p>1.760</text:p>
          </table:table-cell>
          <table:table-cell table:style-name="ce30" table:formula="of:=[.E49]/[.Q49]" office:value-type="float" office:value="0.862745098039216" calcext:value-type="float">
            <text:p>0.86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6666666666667" calcext:value-type="float">
            <text:p>1.467</text:p>
          </table:table-cell>
          <table:table-cell table:style-name="ce31" table:formula="of:=[.F49]/[.I49]" office:value-type="float" office:value="1.03333333333333" calcext:value-type="float">
            <text:p>1.033</text:p>
          </table:table-cell>
          <table:table-cell table:style-name="ce31" table:formula="of:=[.G49]/[.J49]" office:value-type="float" office:value="0.8125" calcext:value-type="float">
            <text:p>0.813</text:p>
          </table:table-cell>
          <table:table-cell table:style-name="ce30" table:formula="of:=[.E49]/[.K49]" office:value-type="float" office:value="1.69230769230769" calcext:value-type="float">
            <text:p>1.692</text:p>
          </table:table-cell>
          <table:table-cell table:style-name="ce31" table:formula="of:=[.F49]/[.L49]" office:value-type="float" office:value="2.38461538461538" calcext:value-type="float">
            <text:p>2.385</text:p>
          </table:table-cell>
          <table:table-cell table:style-name="ce31" table:formula="of:=[.G49]/[.M49]" office:value-type="float" office:value="0.302325581395349" calcext:value-type="float">
            <text:p>0.302</text:p>
          </table:table-cell>
          <table:table-cell table:style-name="ce30" table:formula="of:=[.E49]/[.N49]" office:value-type="float" office:value="1.76" calcext:value-type="float">
            <text:p>1.760</text:p>
          </table:table-cell>
          <table:table-cell table:style-name="ce31" table:formula="of:=[.F49]/[.O49]" office:value-type="float" office:value="0.5" calcext:value-type="float">
            <text:p>0.500</text:p>
          </table:table-cell>
          <table:table-cell table:style-name="ce31" table:formula="of:=[.G49]/[.P49]" office:value-type="float" office:value="0.8125" calcext:value-type="float">
            <text:p>0.813</text:p>
          </table:table-cell>
          <table:table-cell table:style-name="ce30" table:formula="of:=[.E49]/[.Q49]" office:value-type="float" office:value="0.862745098039216" calcext:value-type="float">
            <text:p>0.863</text:p>
          </table:table-cell>
          <table:table-cell table:style-name="ce31" table:formula="of:=[.F49]/[.R49]" office:value-type="float" office:value="0.0875706214689265" calcext:value-type="float">
            <text:p>0.088</text:p>
          </table:table-cell>
          <table:table-cell table:style-name="ce31" table:formula="of:=[.G49]/[.S49]" office:value-type="float" office:value="0.565217391304348" calcext:value-type="float">
            <text:p>0.565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61417322834646" calcext:value-type="float">
            <text:p>1.614</text:p>
          </table:table-cell>
          <table:table-cell table:style-name="ce30" table:formula="of:=[.E50]/[.K50]" office:value-type="float" office:value="2.22826086956522" calcext:value-type="float">
            <text:p>2.228</text:p>
          </table:table-cell>
          <table:table-cell table:style-name="ce30" table:formula="of:=[.E50]/[.N50]" office:value-type="float" office:value="4.36170212765957" calcext:value-type="float">
            <text:p>4.362</text:p>
          </table:table-cell>
          <table:table-cell table:style-name="ce30" table:formula="of:=[.E50]/[.Q50]" office:value-type="float" office:value="2.69736842105263" calcext:value-type="float">
            <text:p>2.697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61417322834646" calcext:value-type="float">
            <text:p>1.614</text:p>
          </table:table-cell>
          <table:table-cell table:style-name="ce31" table:formula="of:=[.F50]/[.I50]" office:value-type="float" office:value="0.820175438596491" calcext:value-type="float">
            <text:p>0.820</text:p>
          </table:table-cell>
          <table:table-cell table:style-name="ce31" table:formula="of:=[.G50]/[.J50]" office:value-type="float" office:value="1.7" calcext:value-type="float">
            <text:p>1.700</text:p>
          </table:table-cell>
          <table:table-cell table:style-name="ce30" table:formula="of:=[.E50]/[.K50]" office:value-type="float" office:value="2.22826086956522" calcext:value-type="float">
            <text:p>2.228</text:p>
          </table:table-cell>
          <table:table-cell table:style-name="ce31" table:formula="of:=[.F50]/[.L50]" office:value-type="float" office:value="0.601286173633441" calcext:value-type="float">
            <text:p>0.601</text:p>
          </table:table-cell>
          <table:table-cell table:style-name="ce31" table:formula="of:=[.G50]/[.M50]" office:value-type="float" office:value="2.125" calcext:value-type="float">
            <text:p>2.125</text:p>
          </table:table-cell>
          <table:table-cell table:style-name="ce30" table:formula="of:=[.E50]/[.N50]" office:value-type="float" office:value="4.36170212765957" calcext:value-type="float">
            <text:p>4.362</text:p>
          </table:table-cell>
          <table:table-cell table:style-name="ce31" table:formula="of:=[.F50]/[.O50]" office:value-type="float" office:value="0.716475095785441" calcext:value-type="float">
            <text:p>0.716</text:p>
          </table:table-cell>
          <table:table-cell table:style-name="ce31" table:formula="of:=[.G50]/[.P50]" office:value-type="float" office:value="1.7" calcext:value-type="float">
            <text:p>1.700</text:p>
          </table:table-cell>
          <table:table-cell table:style-name="ce30" table:formula="of:=[.E50]/[.Q50]" office:value-type="float" office:value="2.69736842105263" calcext:value-type="float">
            <text:p>2.697</text:p>
          </table:table-cell>
          <table:table-cell table:style-name="ce31" table:formula="of:=[.F50]/[.R50]" office:value-type="float" office:value="0.305555555555555" calcext:value-type="float">
            <text:p>0.306</text:p>
          </table:table-cell>
          <table:table-cell table:style-name="ce31" table:formula="of:=[.G50]/[.S50]" office:value-type="float" office:value="0.85" calcext:value-type="float">
            <text:p>0.850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47698744769875" calcext:value-type="float">
            <text:p>1.477</text:p>
          </table:table-cell>
          <table:table-cell table:style-name="ce30" table:formula="of:=[.E51]/[.K51]" office:value-type="float" office:value="2.18575851393189" calcext:value-type="float">
            <text:p>2.186</text:p>
          </table:table-cell>
          <table:table-cell table:style-name="ce30" table:formula="of:=[.E51]/[.N51]" office:value-type="float" office:value="4.33128834355828" calcext:value-type="float">
            <text:p>4.331</text:p>
          </table:table-cell>
          <table:table-cell table:style-name="ce30" table:formula="of:=[.E51]/[.Q51]" office:value-type="float" office:value="4.83561643835617" calcext:value-type="float">
            <text:p>4.836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47698744769875" calcext:value-type="float">
            <text:p>1.477</text:p>
          </table:table-cell>
          <table:table-cell table:style-name="ce31" table:formula="of:=[.F51]/[.I51]" office:value-type="float" office:value="0.750809061488673" calcext:value-type="float">
            <text:p>0.751</text:p>
          </table:table-cell>
          <table:table-cell table:style-name="ce31" table:formula="of:=[.G51]/[.J51]" office:value-type="float" office:value="0.846153846153846" calcext:value-type="float">
            <text:p>0.846</text:p>
          </table:table-cell>
          <table:table-cell table:style-name="ce30" table:formula="of:=[.E51]/[.K51]" office:value-type="float" office:value="2.18575851393189" calcext:value-type="float">
            <text:p>2.186</text:p>
          </table:table-cell>
          <table:table-cell table:style-name="ce31" table:formula="of:=[.F51]/[.L51]" office:value-type="float" office:value="0.578073089700997" calcext:value-type="float">
            <text:p>0.578</text:p>
          </table:table-cell>
          <table:table-cell table:style-name="ce31" table:formula="of:=[.G51]/[.M51]" office:value-type="float" office:value="0.305555555555555" calcext:value-type="float">
            <text:p>0.306</text:p>
          </table:table-cell>
          <table:table-cell table:style-name="ce30" table:formula="of:=[.E51]/[.N51]" office:value-type="float" office:value="4.33128834355828" calcext:value-type="float">
            <text:p>4.331</text:p>
          </table:table-cell>
          <table:table-cell table:style-name="ce31" table:formula="of:=[.F51]/[.O51]" office:value-type="float" office:value="0.589830508474576" calcext:value-type="float">
            <text:p>0.590</text:p>
          </table:table-cell>
          <table:table-cell table:style-name="ce31" table:formula="of:=[.G51]/[.P51]" office:value-type="float" office:value="2.75" calcext:value-type="float">
            <text:p>2.750</text:p>
          </table:table-cell>
          <table:table-cell table:style-name="ce30" table:formula="of:=[.E51]/[.Q51]" office:value-type="float" office:value="4.83561643835617" calcext:value-type="float">
            <text:p>4.836</text:p>
          </table:table-cell>
          <table:table-cell table:style-name="ce31" table:formula="of:=[.F51]/[.R51]" office:value-type="float" office:value="0.457894736842105" calcext:value-type="float">
            <text:p>0.458</text:p>
          </table:table-cell>
          <table:table-cell table:style-name="ce31" table:formula="of:=[.G51]/[.S51]" office:value-type="float" office:value="1" calcext:value-type="float">
            <text:p>1.000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822881615173" calcext:value-type="float">
            <text:p>1.908</text:p>
          </table:table-cell>
          <table:table-cell table:style-name="ce30" table:formula="of:=[.E52]/[.K52]" office:value-type="float" office:value="3.57478510028653" calcext:value-type="float">
            <text:p>3.575</text:p>
          </table:table-cell>
          <table:table-cell table:style-name="ce30" table:formula="of:=[.E52]/[.N52]" office:value-type="float" office:value="5.66575840145322" calcext:value-type="float">
            <text:p>5.666</text:p>
          </table:table-cell>
          <table:table-cell table:style-name="ce30" table:formula="of:=[.E52]/[.Q52]" office:value-type="float" office:value="6.59408033826638" calcext:value-type="float">
            <text:p>6.594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822881615173" calcext:value-type="float">
            <text:p>1.908</text:p>
          </table:table-cell>
          <table:table-cell table:style-name="ce31" table:formula="of:=[.F52]/[.I52]" office:value-type="float" office:value="0.958404205968764" calcext:value-type="float">
            <text:p>0.958</text:p>
          </table:table-cell>
          <table:table-cell table:style-name="ce31" table:formula="of:=[.G52]/[.J52]" office:value-type="float" office:value="1" calcext:value-type="float">
            <text:p>1.000</text:p>
          </table:table-cell>
          <table:table-cell table:style-name="ce30" table:formula="of:=[.E52]/[.K52]" office:value-type="float" office:value="3.57478510028653" calcext:value-type="float">
            <text:p>3.575</text:p>
          </table:table-cell>
          <table:table-cell table:style-name="ce31" table:formula="of:=[.F52]/[.L52]" office:value-type="float" office:value="0.900872093023256" calcext:value-type="float">
            <text:p>0.901</text:p>
          </table:table-cell>
          <table:table-cell table:style-name="ce31" table:formula="of:=[.G52]/[.M52]" office:value-type="float" office:value="0.5" calcext:value-type="float">
            <text:p>0.500</text:p>
          </table:table-cell>
          <table:table-cell table:style-name="ce30" table:formula="of:=[.E52]/[.N52]" office:value-type="float" office:value="5.66575840145322" calcext:value-type="float">
            <text:p>5.666</text:p>
          </table:table-cell>
          <table:table-cell table:style-name="ce31" table:formula="of:=[.F52]/[.O52]" office:value-type="float" office:value="0.800051632890151" calcext:value-type="float">
            <text:p>0.800</text:p>
          </table:table-cell>
          <table:table-cell table:style-name="ce31" table:formula="of:=[.G52]/[.P52]" office:value-type="float" office:value="0.875" calcext:value-type="float">
            <text:p>0.875</text:p>
          </table:table-cell>
          <table:table-cell table:style-name="ce30" table:formula="of:=[.E52]/[.Q52]" office:value-type="float" office:value="6.59408033826638" calcext:value-type="float">
            <text:p>6.594</text:p>
          </table:table-cell>
          <table:table-cell table:style-name="ce31" table:formula="of:=[.F52]/[.R52]" office:value-type="float" office:value="0.578387458006719" calcext:value-type="float">
            <text:p>0.578</text:p>
          </table:table-cell>
          <table:table-cell table:style-name="ce31" table:formula="of:=[.G52]/[.S52]" office:value-type="float" office:value="0.333333333333333" calcext:value-type="float">
            <text:p>0.333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0605114659623" calcext:value-type="float">
            <text:p>1.906</text:p>
          </table:table-cell>
          <table:table-cell table:style-name="ce30" table:formula="of:=[.E53]/[.K53]" office:value-type="float" office:value="3.468917294876" calcext:value-type="float">
            <text:p>3.469</text:p>
          </table:table-cell>
          <table:table-cell table:style-name="ce30" table:formula="of:=[.E53]/[.N53]" office:value-type="float" office:value="5.56303109943057" calcext:value-type="float">
            <text:p>5.563</text:p>
          </table:table-cell>
          <table:table-cell table:style-name="ce30" table:formula="of:=[.E53]/[.Q53]" office:value-type="float" office:value="7.08806786471705" calcext:value-type="float">
            <text:p>7.088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0605114659623" calcext:value-type="float">
            <text:p>1.906</text:p>
          </table:table-cell>
          <table:table-cell table:style-name="ce31" table:formula="of:=[.F53]/[.I53]" office:value-type="float" office:value="0.958849851847372" calcext:value-type="float">
            <text:p>0.959</text:p>
          </table:table-cell>
          <table:table-cell table:style-name="ce31" table:formula="of:=[.G53]/[.J53]" office:value-type="float" office:value="2.5" calcext:value-type="float">
            <text:p>2.500</text:p>
          </table:table-cell>
          <table:table-cell table:style-name="ce30" table:formula="of:=[.E53]/[.K53]" office:value-type="float" office:value="3.468917294876" calcext:value-type="float">
            <text:p>3.469</text:p>
          </table:table-cell>
          <table:table-cell table:style-name="ce31" table:formula="of:=[.F53]/[.L53]" office:value-type="float" office:value="0.876001325893597" calcext:value-type="float">
            <text:p>0.876</text:p>
          </table:table-cell>
          <table:table-cell table:style-name="ce31" table:formula="of:=[.G53]/[.M53]" office:value-type="float" office:value="1.02564102564103" calcext:value-type="float">
            <text:p>1.026</text:p>
          </table:table-cell>
          <table:table-cell table:style-name="ce30" table:formula="of:=[.E53]/[.N53]" office:value-type="float" office:value="5.56303109943057" calcext:value-type="float">
            <text:p>5.563</text:p>
          </table:table-cell>
          <table:table-cell table:style-name="ce31" table:formula="of:=[.F53]/[.O53]" office:value-type="float" office:value="0.783114381667325" calcext:value-type="float">
            <text:p>0.783</text:p>
          </table:table-cell>
          <table:table-cell table:style-name="ce31" table:formula="of:=[.G53]/[.P53]" office:value-type="float" office:value="1.48148148148148" calcext:value-type="float">
            <text:p>1.481</text:p>
          </table:table-cell>
          <table:table-cell table:style-name="ce30" table:formula="of:=[.E53]/[.Q53]" office:value-type="float" office:value="7.08806786471705" calcext:value-type="float">
            <text:p>7.088</text:p>
          </table:table-cell>
          <table:table-cell table:style-name="ce31" table:formula="of:=[.F53]/[.R53]" office:value-type="float" office:value="0.617843887898536" calcext:value-type="float">
            <text:p>0.618</text:p>
          </table:table-cell>
          <table:table-cell table:style-name="ce31" table:formula="of:=[.G53]/[.S53]" office:value-type="float" office:value="0.666666666666667" calcext:value-type="float">
            <text:p>0.667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4:10:16.128813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16:52:43.098281674</dc:date>
    <meta:editing-duration>PT9H27M1S</meta:editing-duration>
    <meta:editing-cycles>369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2.899cm" svg:y="0.558cm" chart:style-name="ch2">
          <text:p>Pi Approximation (Monte Carlo Method) - OpenMP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Outer Loops'.A45:'Performance Comparison - Sequential and Parallel with Outer Loops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Outer Loops'.B45:'Performance Comparison - Sequential and Parallel with Outer Loops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Outer Loops'.B47:'Performance Comparison - Sequential and Parallel with Outer Loops'.S47" chart:label-cell-address="'Performance Comparison - Sequential and Parallel with Outer Loops'.A47:'Performance Comparison - Sequential and Parallel with Outer Loops'.A47" chart:class="chart:bar">
            <chart:data-point chart:repeated="18"/>
          </chart:series>
          <chart:series chart:style-name="ch13" chart:values-cell-range-address="'Performance Comparison - Sequential and Parallel with Outer Loops'.B48:'Performance Comparison - Sequential and Parallel with Outer Loops'.S48" chart:label-cell-address="'Performance Comparison - Sequential and Parallel with Outer Loops'.A48:'Performance Comparison - Sequential and Parallel with Outer Loops'.A48" chart:class="chart:bar">
            <chart:data-point chart:repeated="18"/>
          </chart:series>
          <chart:series chart:style-name="ch14" chart:values-cell-range-address="'Performance Comparison - Sequential and Parallel with Outer Loops'.B49:'Performance Comparison - Sequential and Parallel with Outer Loops'.S49" chart:label-cell-address="'Performance Comparison - Sequential and Parallel with Outer Loops'.A49:'Performance Comparison - Sequential and Parallel with Outer Loops'.A49" chart:class="chart:bar">
            <chart:data-point chart:repeated="18"/>
          </chart:series>
          <chart:series chart:style-name="ch15" chart:values-cell-range-address="'Performance Comparison - Sequential and Parallel with Outer Loops'.B50:'Performance Comparison - Sequential and Parallel with Outer Loops'.S50" chart:label-cell-address="'Performance Comparison - Sequential and Parallel with Outer Loops'.A50:'Performance Comparison - Sequential and Parallel with Outer Loops'.A50" chart:class="chart:bar">
            <chart:data-point chart:repeated="18"/>
          </chart:series>
          <chart:series chart:style-name="ch16" chart:values-cell-range-address="'Performance Comparison - Sequential and Parallel with Outer Loops'.B51:'Performance Comparison - Sequential and Parallel with Outer Loops'.S51" chart:label-cell-address="'Performance Comparison - Sequential and Parallel with Outer Loops'.A51:'Performance Comparison - Sequential and Parallel with Outer Loops'.A51" chart:class="chart:bar">
            <chart:data-point chart:repeated="18"/>
          </chart:series>
          <chart:series chart:style-name="ch17" chart:values-cell-range-address="'Performance Comparison - Sequential and Parallel with Outer Loops'.B52:'Performance Comparison - Sequential and Parallel with Outer Loops'.S52" chart:label-cell-address="'Performance Comparison - Sequential and Parallel with Outer Loops'.A52:'Performance Comparison - Sequential and Parallel with Outer Loops'.A52" chart:class="chart:bar">
            <chart:data-point chart:repeated="18"/>
          </chart:series>
          <chart:series chart:style-name="ch18" chart:values-cell-range-address="'Performance Comparison - Sequential and Parallel with Outer Loops'.B53:'Performance Comparison - Sequential and Parallel with Outer Loops'.S53" chart:label-cell-address="'Performance Comparison - Sequential and Parallel with Outer Loops'.A53:'Performance Comparison - Sequential and Parallel with Outer Loops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B45:'Performance Comparison - Sequential and Parallel with Outer Loops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A47:'Performance Comparison - Sequential and Parallel with Outer Loops'.A47</svg:desc>
                </draw:g>
              </table:table-cell>
              <table:table-cell office:value-type="float" office:value="0.003">
                <text:p>0.003</text:p>
                <draw:g>
                  <svg:desc>'Performance Comparison - Sequential and Parallel with Outer Loops'.B47:'Performance Comparison - Sequential and Parallel with Outer Loops'.S47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24">
                <text:p>0.0024</text:p>
              </table:table-cell>
              <table:table-cell office:value-type="float" office:value="0.0032">
                <text:p>0.0032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  <table:table-cell office:value-type="float" office:value="0.0032">
                <text:p>0.0032</text:p>
              </table:table-cell>
              <table:table-cell office:value-type="float" office:value="0.002">
                <text:p>0.002</text:p>
              </table:table-cell>
              <table:table-cell office:value-type="float" office:value="0.0014">
                <text:p>0.0014</text:p>
              </table:table-cell>
              <table:table-cell office:value-type="float" office:value="0.0034">
                <text:p>0.0034</text:p>
              </table:table-cell>
              <table:table-cell office:value-type="float" office:value="0.0006">
                <text:p>0.0006</text:p>
              </table:table-cell>
              <table:table-cell office:value-type="float" office:value="0.0036">
                <text:p>0.0036</text:p>
              </table:table-cell>
              <table:table-cell office:value-type="float" office:value="0.0036">
                <text:p>0.0036</text:p>
              </table:table-cell>
              <table:table-cell office:value-type="float" office:value="0.0012">
                <text:p>0.0012</text:p>
              </table:table-cell>
              <table:table-cell office:value-type="float" office:value="0.0048">
                <text:p>0.0048</text:p>
              </table:table-cell>
              <table:table-cell office:value-type="float" office:value="0.0058">
                <text:p>0.0058</text:p>
              </table:table-cell>
              <table:table-cell office:value-type="float" office:value="0.0264">
                <text:p>0.02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A48:'Performance Comparison - Sequential and Parallel with Outer Loops'.A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Outer Loops'.B48:'Performance Comparison - Sequential and Parallel with Outer Loops'.S4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28">
                <text:p>0.0028</text:p>
              </table:table-cell>
              <table:table-cell office:value-type="float" office:value="0.004">
                <text:p>0.004</text:p>
              </table:table-cell>
              <table:table-cell office:value-type="float" office:value="0.0026">
                <text:p>0.0026</text:p>
              </table:table-cell>
              <table:table-cell office:value-type="float" office:value="0.0014">
                <text:p>0.0014</text:p>
              </table:table-cell>
              <table:table-cell office:value-type="float" office:value="0.0036">
                <text:p>0.0036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38">
                <text:p>0.0038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0.0082">
                <text:p>0.0082</text:p>
              </table:table-cell>
              <table:table-cell office:value-type="float" office:value="0.0592">
                <text:p>0.059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A49:'Performance Comparison - Sequential and Parallel with Outer Loops'.A49</svg:desc>
                </draw:g>
              </table:table-cell>
              <table:table-cell office:value-type="float" office:value="0.0098">
                <text:p>0.0098</text:p>
                <draw:g>
                  <svg:desc>'Performance Comparison - Sequential and Parallel with Outer Loops'.B49:'Performance Comparison - Sequential and Parallel with Outer Loops'.S49</svg:desc>
                </draw:g>
              </table:table-cell>
              <table:table-cell office:value-type="float" office:value="0.0072">
                <text:p>0.0072</text:p>
              </table:table-cell>
              <table:table-cell office:value-type="float" office:value="0.0024">
                <text:p>0.0024</text:p>
              </table:table-cell>
              <table:table-cell office:value-type="float" office:value="0.0088">
                <text:p>0.0088</text:p>
              </table:table-cell>
              <table:table-cell office:value-type="float" office:value="0.0062">
                <text:p>0.0062</text:p>
              </table:table-cell>
              <table:table-cell office:value-type="float" office:value="0.0026">
                <text:p>0.002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32">
                <text:p>0.0032</text:p>
              </table:table-cell>
              <table:table-cell office:value-type="float" office:value="0.0052">
                <text:p>0.0052</text:p>
              </table:table-cell>
              <table:table-cell office:value-type="float" office:value="0.0026">
                <text:p>0.0026</text:p>
              </table:table-cell>
              <table:table-cell office:value-type="float" office:value="0.0086">
                <text:p>0.0086</text:p>
              </table:table-cell>
              <table:table-cell office:value-type="float" office:value="0.005">
                <text:p>0.005</text:p>
              </table:table-cell>
              <table:table-cell office:value-type="float" office:value="0.0124">
                <text:p>0.0124</text:p>
              </table:table-cell>
              <table:table-cell office:value-type="float" office:value="0.0032">
                <text:p>0.0032</text:p>
              </table:table-cell>
              <table:table-cell office:value-type="float" office:value="0.0102">
                <text:p>0.0102</text:p>
              </table:table-cell>
              <table:table-cell office:value-type="float" office:value="0.0708">
                <text:p>0.0708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A50:'Performance Comparison - Sequential and Parallel with Outer Loops'.A50</svg:desc>
                </draw:g>
              </table:table-cell>
              <table:table-cell office:value-type="float" office:value="0.0504">
                <text:p>0.0504</text:p>
                <draw:g>
                  <svg:desc>'Performance Comparison - Sequential and Parallel with Outer Loops'.B50:'Performance Comparison - Sequential and Parallel with Outer Loops'.S50</svg:desc>
                </draw:g>
              </table:table-cell>
              <table:table-cell office:value-type="float" office:value="0.0486">
                <text:p>0.0486</text:p>
              </table:table-cell>
              <table:table-cell office:value-type="float" office:value="0.0024">
                <text:p>0.0024</text:p>
              </table:table-cell>
              <table:table-cell office:value-type="float" office:value="0.041">
                <text:p>0.041</text:p>
              </table:table-cell>
              <table:table-cell office:value-type="float" office:value="0.0374">
                <text:p>0.0374</text:p>
              </table:table-cell>
              <table:table-cell office:value-type="float" office:value="0.0034">
                <text:p>0.0034</text:p>
              </table:table-cell>
              <table:table-cell office:value-type="float" office:value="0.0254">
                <text:p>0.0254</text:p>
              </table:table-cell>
              <table:table-cell office:value-type="float" office:value="0.0456">
                <text:p>0.0456</text:p>
              </table:table-cell>
              <table:table-cell office:value-type="float" office:value="0.002">
                <text:p>0.002</text:p>
              </table:table-cell>
              <table:table-cell office:value-type="float" office:value="0.0184">
                <text:p>0.0184</text:p>
              </table:table-cell>
              <table:table-cell office:value-type="float" office:value="0.0622">
                <text:p>0.0622</text:p>
              </table:table-cell>
              <table:table-cell office:value-type="float" office:value="0.0016">
                <text:p>0.0016</text:p>
              </table:table-cell>
              <table:table-cell office:value-type="float" office:value="0.0094">
                <text:p>0.0094</text:p>
              </table:table-cell>
              <table:table-cell office:value-type="float" office:value="0.0522">
                <text:p>0.0522</text:p>
              </table:table-cell>
              <table:table-cell office:value-type="float" office:value="0.002">
                <text:p>0.002</text:p>
              </table:table-cell>
              <table:table-cell office:value-type="float" office:value="0.0152">
                <text:p>0.0152</text:p>
              </table:table-cell>
              <table:table-cell office:value-type="float" office:value="0.1224">
                <text:p>0.12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A51:'Performance Comparison - Sequential and Parallel with Outer Loops'.A51</svg:desc>
                </draw:g>
              </table:table-cell>
              <table:table-cell office:value-type="float" office:value="0.1982">
                <text:p>0.1982</text:p>
                <draw:g>
                  <svg:desc>'Performance Comparison - Sequential and Parallel with Outer Loops'.B51:'Performance Comparison - Sequential and Parallel with Outer Loops'.S51</svg:desc>
                </draw:g>
              </table:table-cell>
              <table:table-cell office:value-type="float" office:value="0.1962">
                <text:p>0.1962</text:p>
              </table:table-cell>
              <table:table-cell office:value-type="float" office:value="0.0012">
                <text:p>0.0012</text:p>
              </table:table-cell>
              <table:table-cell office:value-type="float" office:value="0.1412">
                <text:p>0.1412</text:p>
              </table:table-cell>
              <table:table-cell office:value-type="float" office:value="0.1392">
                <text:p>0.1392</text:p>
              </table:table-cell>
              <table:table-cell office:value-type="float" office:value="0.0022">
                <text:p>0.0022</text:p>
              </table:table-cell>
              <table:table-cell office:value-type="float" office:value="0.0956">
                <text:p>0.0956</text:p>
              </table:table-cell>
              <table:table-cell office:value-type="float" office:value="0.1854">
                <text:p>0.1854</text:p>
              </table:table-cell>
              <table:table-cell office:value-type="float" office:value="0.0026">
                <text:p>0.0026</text:p>
              </table:table-cell>
              <table:table-cell office:value-type="float" office:value="0.0646">
                <text:p>0.0646</text:p>
              </table:table-cell>
              <table:table-cell office:value-type="float" office:value="0.2408">
                <text:p>0.2408</text:p>
              </table:table-cell>
              <table:table-cell office:value-type="float" office:value="0.0072">
                <text:p>0.0072</text:p>
              </table:table-cell>
              <table:table-cell office:value-type="float" office:value="0.0326">
                <text:p>0.0326</text:p>
              </table:table-cell>
              <table:table-cell office:value-type="float" office:value="0.236">
                <text:p>0.236</text:p>
              </table:table-cell>
              <table:table-cell office:value-type="float" office:value="0.0008">
                <text:p>0.0008</text:p>
              </table:table-cell>
              <table:table-cell office:value-type="float" office:value="0.0292">
                <text:p>0.0292</text:p>
              </table:table-cell>
              <table:table-cell office:value-type="float" office:value="0.304">
                <text:p>0.304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A52:'Performance Comparison - Sequential and Parallel with Outer Loops'.A52</svg:desc>
                </draw:g>
              </table:table-cell>
              <table:table-cell office:value-type="float" office:value="1.7868">
                <text:p>1.7868</text:p>
                <draw:g>
                  <svg:desc>'Performance Comparison - Sequential and Parallel with Outer Loops'.B52:'Performance Comparison - Sequential and Parallel with Outer Loops'.S52</svg:desc>
                </draw:g>
              </table:table-cell>
              <table:table-cell office:value-type="float" office:value="1.7738">
                <text:p>1.7738</text:p>
              </table:table-cell>
              <table:table-cell office:value-type="float" office:value="0.006">
                <text:p>0.006</text:p>
              </table:table-cell>
              <table:table-cell office:value-type="float" office:value="1.2476">
                <text:p>1.2476</text:p>
              </table:table-cell>
              <table:table-cell office:value-type="float" office:value="1.2396">
                <text:p>1.2396</text:p>
              </table:table-cell>
              <table:table-cell office:value-type="float" office:value="0.0028">
                <text:p>0.0028</text:p>
              </table:table-cell>
              <table:table-cell office:value-type="float" office:value="0.6538">
                <text:p>0.6538</text:p>
              </table:table-cell>
              <table:table-cell office:value-type="float" office:value="1.2934">
                <text:p>1.2934</text:p>
              </table:table-cell>
              <table:table-cell office:value-type="float" office:value="0.0028">
                <text:p>0.0028</text:p>
              </table:table-cell>
              <table:table-cell office:value-type="float" office:value="0.349">
                <text:p>0.349</text:p>
              </table:table-cell>
              <table:table-cell office:value-type="float" office:value="1.376">
                <text:p>1.376</text:p>
              </table:table-cell>
              <table:table-cell office:value-type="float" office:value="0.0056">
                <text:p>0.0056</text:p>
              </table:table-cell>
              <table:table-cell office:value-type="float" office:value="0.2202">
                <text:p>0.2202</text:p>
              </table:table-cell>
              <table:table-cell office:value-type="float" office:value="1.5494">
                <text:p>1.5494</text:p>
              </table:table-cell>
              <table:table-cell office:value-type="float" office:value="0.0032">
                <text:p>0.0032</text:p>
              </table:table-cell>
              <table:table-cell office:value-type="float" office:value="0.1892">
                <text:p>0.1892</text:p>
              </table:table-cell>
              <table:table-cell office:value-type="float" office:value="2.1432">
                <text:p>2.1432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A53:'Performance Comparison - Sequential and Parallel with Outer Loops'.A53</svg:desc>
                </draw:g>
              </table:table-cell>
              <table:table-cell office:value-type="float" office:value="17.9258">
                <text:p>17.9258</text:p>
                <draw:g>
                  <svg:desc>'Performance Comparison - Sequential and Parallel with Outer Loops'.B53:'Performance Comparison - Sequential and Parallel with Outer Loops'.S53</svg:desc>
                </draw:g>
              </table:table-cell>
              <table:table-cell office:value-type="float" office:value="17.9026">
                <text:p>17.9026</text:p>
              </table:table-cell>
              <table:table-cell office:value-type="float" office:value="0.008">
                <text:p>0.008</text:p>
              </table:table-cell>
              <table:table-cell office:value-type="float" office:value="12.7004">
                <text:p>12.7004</text:p>
              </table:table-cell>
              <table:table-cell office:value-type="float" office:value="12.6852">
                <text:p>12.6852</text:p>
              </table:table-cell>
              <table:table-cell office:value-type="float" office:value="0.008">
                <text:p>0.008</text:p>
              </table:table-cell>
              <table:table-cell office:value-type="float" office:value="6.6632">
                <text:p>6.6632</text:p>
              </table:table-cell>
              <table:table-cell office:value-type="float" office:value="13.2296">
                <text:p>13.2296</text:p>
              </table:table-cell>
              <table:table-cell office:value-type="float" office:value="0.0032">
                <text:p>0.0032</text:p>
              </table:table-cell>
              <table:table-cell office:value-type="float" office:value="3.6612">
                <text:p>3.6612</text:p>
              </table:table-cell>
              <table:table-cell office:value-type="float" office:value="14.4808">
                <text:p>14.4808</text:p>
              </table:table-cell>
              <table:table-cell office:value-type="float" office:value="0.0078">
                <text:p>0.0078</text:p>
              </table:table-cell>
              <table:table-cell office:value-type="float" office:value="2.283">
                <text:p>2.283</text:p>
              </table:table-cell>
              <table:table-cell office:value-type="float" office:value="16.1984">
                <text:p>16.1984</text:p>
              </table:table-cell>
              <table:table-cell office:value-type="float" office:value="0.0054">
                <text:p>0.0054</text:p>
              </table:table-cell>
              <table:table-cell office:value-type="float" office:value="1.7918">
                <text:p>1.7918</text:p>
              </table:table-cell>
              <table:table-cell office:value-type="float" office:value="20.5314">
                <text:p>20.5314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2.916cm" svg:y="0.558cm" chart:style-name="ch2">
          <text:p>Pi Approximation (Monte Carlo Method) - OpenMP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Outer Loops'.A59:'Performance Comparison - Sequential and Parallel with Outer Loops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Outer Loops'.A61:'Performance Comparison - Sequential and Parallel with Outer Loops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B61:'Performance Comparison - Sequential and Parallel with Outer Loops'.B67" chart:label-cell-address="'Performance Comparison - Sequential and Parallel with Outer Loops'.B59:'Performance Comparison - Sequential and Parallel with Outer Loops'.B60" chart:class="chart:line">
            <chart:data-point chart:repeated="7"/>
          </chart:series>
          <chart:series chart:style-name="ch13" chart:values-cell-range-address="'Performance Comparison - Sequential and Parallel with Outer Loops'.C61:'Performance Comparison - Sequential and Parallel with Outer Loops'.C67" chart:label-cell-address="'Performance Comparison - Sequential and Parallel with Outer Loops'.C59:'Performance Comparison - Sequential and Parallel with Outer Loops'.C60" chart:class="chart:line">
            <chart:data-point chart:repeated="7"/>
          </chart:series>
          <chart:series chart:style-name="ch14" chart:values-cell-range-address="'Performance Comparison - Sequential and Parallel with Outer Loops'.D61:'Performance Comparison - Sequential and Parallel with Outer Loops'.D67" chart:label-cell-address="'Performance Comparison - Sequential and Parallel with Outer Loops'.D59:'Performance Comparison - Sequential and Parallel with Outer Loops'.D60" chart:class="chart:line">
            <chart:data-point chart:repeated="7"/>
          </chart:series>
          <chart:series chart:style-name="ch15" chart:values-cell-range-address="'Performance Comparison - Sequential and Parallel with Outer Loops'.E61:'Performance Comparison - Sequential and Parallel with Outer Loops'.E67" chart:label-cell-address="'Performance Comparison - Sequential and Parallel with Outer Loops'.E59:'Performance Comparison - Sequential and Parallel with Outer Loops'.E60" chart:class="chart:line">
            <chart:data-point chart:repeated="7"/>
          </chart:series>
          <chart:series chart:style-name="ch16" chart:values-cell-range-address="'Performance Comparison - Sequential and Parallel with Outer Loops'.F61:'Performance Comparison - Sequential and Parallel with Outer Loops'.F67" chart:label-cell-address="'Performance Comparison - Sequential and Parallel with Outer Loops'.F59:'Performance Comparison - Sequential and Parallel with Outer Loops'.F60" chart:class="chart:line">
            <chart:data-point chart:repeated="7"/>
          </chart:series>
          <chart:series chart:style-name="ch17" chart:values-cell-range-address="'Performance Comparison - Sequential and Parallel with Outer Loops'.G61:'Performance Comparison - Sequential and Parallel with Outer Loops'.G67" chart:label-cell-address="'Performance Comparison - Sequential and Parallel with Outer Loops'.G59:'Performance Comparison - Sequential and Parallel with Outer Loops'.G60" chart:class="chart:line">
            <chart:data-point chart:repeated="7"/>
          </chart:series>
          <chart:series chart:style-name="ch18" chart:values-cell-range-address="'Performance Comparison - Sequential and Parallel with Outer Loops'.H61:'Performance Comparison - Sequential and Parallel with Outer Loops'.H67" chart:label-cell-address="'Performance Comparison - Sequential and Parallel with Outer Loops'.H59:'Performance Comparison - Sequential and Parallel with Outer Loops'.H60" chart:class="chart:line">
            <chart:data-point chart:repeated="7"/>
          </chart:series>
          <chart:series chart:style-name="ch19" chart:values-cell-range-address="'Performance Comparison - Sequential and Parallel with Outer Loops'.I61:'Performance Comparison - Sequential and Parallel with Outer Loops'.I67" chart:label-cell-address="'Performance Comparison - Sequential and Parallel with Outer Loops'.I59:'Performance Comparison - Sequential and Parallel with Outer Loops'.I60" chart:class="chart:line">
            <chart:data-point chart:repeated="7"/>
          </chart:series>
          <chart:series chart:style-name="ch20" chart:values-cell-range-address="'Performance Comparison - Sequential and Parallel with Outer Loops'.J61:'Performance Comparison - Sequential and Parallel with Outer Loops'.J67" chart:label-cell-address="'Performance Comparison - Sequential and Parallel with Outer Loops'.J59:'Performance Comparison - Sequential and Parallel with Outer Loops'.J60" chart:class="chart:line">
            <chart:data-point chart:repeated="7"/>
          </chart:series>
          <chart:series chart:style-name="ch21" chart:values-cell-range-address="'Performance Comparison - Sequential and Parallel with Outer Loops'.K61:'Performance Comparison - Sequential and Parallel with Outer Loops'.K67" chart:label-cell-address="'Performance Comparison - Sequential and Parallel with Outer Loops'.K59:'Performance Comparison - Sequential and Parallel with Outer Loops'.K60" chart:class="chart:line">
            <chart:data-point chart:repeated="7"/>
          </chart:series>
          <chart:series chart:style-name="ch22" chart:values-cell-range-address="'Performance Comparison - Sequential and Parallel with Outer Loops'.L61:'Performance Comparison - Sequential and Parallel with Outer Loops'.L67" chart:label-cell-address="'Performance Comparison - Sequential and Parallel with Outer Loops'.L59:'Performance Comparison - Sequential and Parallel with Outer Loops'.L60" chart:class="chart:line">
            <chart:data-point chart:repeated="7"/>
          </chart:series>
          <chart:series chart:style-name="ch23" chart:values-cell-range-address="'Performance Comparison - Sequential and Parallel with Outer Loops'.M61:'Performance Comparison - Sequential and Parallel with Outer Loops'.M67" chart:label-cell-address="'Performance Comparison - Sequential and Parallel with Outer Loops'.M59:'Performance Comparison - Sequential and Parallel with Outer Loops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B59:'Performance Comparison - Sequential and Parallel with Outer Loops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C59:'Performance Comparison - Sequential and Parallel with Outer Loops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D59:'Performance Comparison - Sequential and Parallel with Outer Loops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E59:'Performance Comparison - Sequential and Parallel with Outer Loops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F59:'Performance Comparison - Sequential and Parallel with Outer Loops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G59:'Performance Comparison - Sequential and Parallel with Outer Loops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H59:'Performance Comparison - Sequential and Parallel with Outer Loops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I59:'Performance Comparison - Sequential and Parallel with Outer Loops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J59:'Performance Comparison - Sequential and Parallel with Outer Loops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K59:'Performance Comparison - Sequential and Parallel with Outer Loops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L59:'Performance Comparison - Sequential and Parallel with Outer Loops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M59:'Performance Comparison - Sequential and Parallel with Outer Loops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Outer Loops'.A61:'Performance Comparison - Sequential and Parallel with Outer Loops'.A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Outer Loops'.B61:'Performance Comparison - Sequential and Parallel with Outer Loops'.B67</svg:desc>
                </draw:g>
              </table:table-cell>
              <table:table-cell office:value-type="float" office:value="0.2">
                <text:p>0.2</text:p>
                <draw:g>
                  <svg:desc>'Performance Comparison - Sequential and Parallel with Outer Loops'.C61:'Performance Comparison - Sequential and Parallel with Outer Loops'.C67</svg:desc>
                </draw:g>
              </table:table-cell>
              <table:table-cell office:value-type="float" office:value="2.14285714285714">
                <text:p>2.14285714285714</text:p>
                <draw:g>
                  <svg:desc>'Performance Comparison - Sequential and Parallel with Outer Loops'.D61:'Performance Comparison - Sequential and Parallel with Outer Loops'.D67</svg:desc>
                </draw:g>
              </table:table-cell>
              <table:table-cell office:value-type="float" office:value="0.941176470588235">
                <text:p>0.941176470588235</text:p>
                <draw:g>
                  <svg:desc>'Performance Comparison - Sequential and Parallel with Outer Loops'.E61:'Performance Comparison - Sequential and Parallel with Outer Loops'.E67</svg:desc>
                </draw:g>
              </table:table-cell>
              <table:table-cell office:value-type="float" office:value="0.666666666666667">
                <text:p>0.666666666666667</text:p>
                <draw:g>
                  <svg:desc>'Performance Comparison - Sequential and Parallel with Outer Loops'.F61:'Performance Comparison - Sequential and Parallel with Outer Loops'.F67</svg:desc>
                </draw:g>
              </table:table-cell>
              <table:table-cell office:value-type="float" office:value="0.833333333333333">
                <text:p>0.833333333333333</text:p>
                <draw:g>
                  <svg:desc>'Performance Comparison - Sequential and Parallel with Outer Loops'.G61:'Performance Comparison - Sequential and Parallel with Outer Loops'.G67</svg:desc>
                </draw:g>
              </table:table-cell>
              <table:table-cell office:value-type="float" office:value="0.888888888888889">
                <text:p>0.888888888888889</text:p>
                <draw:g>
                  <svg:desc>'Performance Comparison - Sequential and Parallel with Outer Loops'.H61:'Performance Comparison - Sequential and Parallel with Outer Loops'.H67</svg:desc>
                </draw:g>
              </table:table-cell>
              <table:table-cell office:value-type="float" office:value="0.333333333333333">
                <text:p>0.333333333333333</text:p>
                <draw:g>
                  <svg:desc>'Performance Comparison - Sequential and Parallel with Outer Loops'.I61:'Performance Comparison - Sequential and Parallel with Outer Loops'.I67</svg:desc>
                </draw:g>
              </table:table-cell>
              <table:table-cell office:value-type="float" office:value="0.625">
                <text:p>0.625</text:p>
                <draw:g>
                  <svg:desc>'Performance Comparison - Sequential and Parallel with Outer Loops'.J61:'Performance Comparison - Sequential and Parallel with Outer Loops'.J67</svg:desc>
                </draw:g>
              </table:table-cell>
              <table:table-cell office:value-type="float" office:value="0.551724137931034">
                <text:p>0.551724137931034</text:p>
                <draw:g>
                  <svg:desc>'Performance Comparison - Sequential and Parallel with Outer Loops'.K61:'Performance Comparison - Sequential and Parallel with Outer Loops'.K67</svg:desc>
                </draw:g>
              </table:table-cell>
              <table:table-cell office:value-type="float" office:value="0.0151515151515152">
                <text:p>0.0151515151515152</text:p>
                <draw:g>
                  <svg:desc>'Performance Comparison - Sequential and Parallel with Outer Loops'.L61:'Performance Comparison - Sequential and Parallel with Outer Loops'.L67</svg:desc>
                </draw:g>
              </table:table-cell>
              <table:table-cell office:value-type="float" office:value="1.875">
                <text:p>1.875</text:p>
                <draw:g>
                  <svg:desc>'Performance Comparison - Sequential and Parallel with Outer Loops'.M61:'Performance Comparison - Sequential and Parallel with Outer Loops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4">
                <text:p>1.4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2.6">
                <text:p>2.6</text:p>
              </table:table-cell>
              <table:table-cell office:value-type="float" office:value="0.35">
                <text:p>0.35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0439189189189189">
                <text:p>0.043918918918918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8125">
                <text:p>0.8125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1.76">
                <text:p>1.76</text:p>
              </table:table-cell>
              <table:table-cell office:value-type="float" office:value="0.5">
                <text:p>0.5</text:p>
              </table:table-cell>
              <table:table-cell office:value-type="float" office:value="0.8125">
                <text:p>0.8125</text:p>
              </table:table-cell>
              <table:table-cell office:value-type="float" office:value="0.862745098039216">
                <text:p>0.862745098039216</text:p>
              </table:table-cell>
              <table:table-cell office:value-type="float" office:value="0.0875706214689265">
                <text:p>0.0875706214689265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1417322834646">
                <text:p>1.61417322834646</text:p>
              </table:table-cell>
              <table:table-cell office:value-type="float" office:value="0.820175438596491">
                <text:p>0.820175438596491</text:p>
              </table:table-cell>
              <table:table-cell office:value-type="float" office:value="1.7">
                <text:p>1.7</text:p>
              </table:table-cell>
              <table:table-cell office:value-type="float" office:value="2.22826086956522">
                <text:p>2.22826086956522</text:p>
              </table:table-cell>
              <table:table-cell office:value-type="float" office:value="0.601286173633441">
                <text:p>0.601286173633441</text:p>
              </table:table-cell>
              <table:table-cell office:value-type="float" office:value="2.125">
                <text:p>2.125</text:p>
              </table:table-cell>
              <table:table-cell office:value-type="float" office:value="4.36170212765957">
                <text:p>4.36170212765957</text:p>
              </table:table-cell>
              <table:table-cell office:value-type="float" office:value="0.716475095785441">
                <text:p>0.716475095785441</text:p>
              </table:table-cell>
              <table:table-cell office:value-type="float" office:value="1.7">
                <text:p>1.7</text:p>
              </table:table-cell>
              <table:table-cell office:value-type="float" office:value="2.69736842105263">
                <text:p>2.69736842105263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7698744769875">
                <text:p>1.47698744769875</text:p>
              </table:table-cell>
              <table:table-cell office:value-type="float" office:value="0.750809061488673">
                <text:p>0.750809061488673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2.18575851393189">
                <text:p>2.18575851393189</text:p>
              </table:table-cell>
              <table:table-cell office:value-type="float" office:value="0.578073089700997">
                <text:p>0.578073089700997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4.33128834355828">
                <text:p>4.33128834355828</text:p>
              </table:table-cell>
              <table:table-cell office:value-type="float" office:value="0.589830508474576">
                <text:p>0.589830508474576</text:p>
              </table:table-cell>
              <table:table-cell office:value-type="float" office:value="2.75">
                <text:p>2.75</text:p>
              </table:table-cell>
              <table:table-cell office:value-type="float" office:value="4.83561643835617">
                <text:p>4.83561643835617</text:p>
              </table:table-cell>
              <table:table-cell office:value-type="float" office:value="0.457894736842105">
                <text:p>0.45789473684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822881615173">
                <text:p>1.90822881615173</text:p>
              </table:table-cell>
              <table:table-cell office:value-type="float" office:value="0.958404205968764">
                <text:p>0.958404205968764</text:p>
              </table:table-cell>
              <table:table-cell office:value-type="float" office:value="1">
                <text:p>1</text:p>
              </table:table-cell>
              <table:table-cell office:value-type="float" office:value="3.57478510028653">
                <text:p>3.57478510028653</text:p>
              </table:table-cell>
              <table:table-cell office:value-type="float" office:value="0.900872093023256">
                <text:p>0.900872093023256</text:p>
              </table:table-cell>
              <table:table-cell office:value-type="float" office:value="0.5">
                <text:p>0.5</text:p>
              </table:table-cell>
              <table:table-cell office:value-type="float" office:value="5.66575840145322">
                <text:p>5.66575840145322</text:p>
              </table:table-cell>
              <table:table-cell office:value-type="float" office:value="0.800051632890151">
                <text:p>0.800051632890151</text:p>
              </table:table-cell>
              <table:table-cell office:value-type="float" office:value="0.875">
                <text:p>0.875</text:p>
              </table:table-cell>
              <table:table-cell office:value-type="float" office:value="6.59408033826638">
                <text:p>6.59408033826638</text:p>
              </table:table-cell>
              <table:table-cell office:value-type="float" office:value="0.578387458006719">
                <text:p>0.57838745800671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0605114659623">
                <text:p>1.90605114659623</text:p>
              </table:table-cell>
              <table:table-cell office:value-type="float" office:value="0.958849851847372">
                <text:p>0.958849851847372</text:p>
              </table:table-cell>
              <table:table-cell office:value-type="float" office:value="2.5">
                <text:p>2.5</text:p>
              </table:table-cell>
              <table:table-cell office:value-type="float" office:value="3.468917294876">
                <text:p>3.468917294876</text:p>
              </table:table-cell>
              <table:table-cell office:value-type="float" office:value="0.876001325893597">
                <text:p>0.876001325893597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5.56303109943057">
                <text:p>5.56303109943057</text:p>
              </table:table-cell>
              <table:table-cell office:value-type="float" office:value="0.783114381667325">
                <text:p>0.783114381667325</text:p>
              </table:table-cell>
              <table:table-cell office:value-type="float" office:value="1.48148148148148">
                <text:p>1.48148148148148</text:p>
              </table:table-cell>
              <table:table-cell office:value-type="float" office:value="7.08806786471705">
                <text:p>7.08806786471705</text:p>
              </table:table-cell>
              <table:table-cell office:value-type="float" office:value="0.617843887898536">
                <text:p>0.617843887898536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7.037cm" svg:y="0.426cm" chart:style-name="ch2">
          <text:p>Pi Approximation (Monte Carlo Method) - OpenMP Version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Outer Loops'.V3:'Performance Comparison - Sequential and Parallel with Outer Loops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Outer Loops'.W3:'Performance Comparison - Sequential and Parallel with Outer Loops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5:'Performance Comparison - Sequential and Parallel with Outer Loops'.AN5" chart:label-cell-address="'Performance Comparison - Sequential and Parallel with Outer Loops'.V5:'Performance Comparison - Sequential and Parallel with Outer Loops'.V5" chart:class="chart:area">
            <chart:data-point chart:repeated="18"/>
          </chart:series>
          <chart:series chart:style-name="ch13" chart:values-cell-range-address="'Performance Comparison - Sequential and Parallel with Outer Loops'.W6:'Performance Comparison - Sequential and Parallel with Outer Loops'.AN6" chart:label-cell-address="'Performance Comparison - Sequential and Parallel with Outer Loops'.V6:'Performance Comparison - Sequential and Parallel with Outer Loops'.V6" chart:class="chart:area">
            <chart:data-point chart:repeated="18"/>
          </chart:series>
          <chart:series chart:style-name="ch14" chart:values-cell-range-address="'Performance Comparison - Sequential and Parallel with Outer Loops'.W7:'Performance Comparison - Sequential and Parallel with Outer Loops'.AN7" chart:label-cell-address="'Performance Comparison - Sequential and Parallel with Outer Loops'.V7:'Performance Comparison - Sequential and Parallel with Outer Loops'.V7" chart:class="chart:area">
            <chart:data-point chart:repeated="18"/>
          </chart:series>
          <chart:series chart:style-name="ch15" chart:values-cell-range-address="'Performance Comparison - Sequential and Parallel with Outer Loops'.W8:'Performance Comparison - Sequential and Parallel with Outer Loops'.AN8" chart:label-cell-address="'Performance Comparison - Sequential and Parallel with Outer Loops'.V8:'Performance Comparison - Sequential and Parallel with Outer Loops'.V8" chart:class="chart:area">
            <chart:data-point chart:repeated="18"/>
          </chart:series>
          <chart:series chart:style-name="ch16" chart:values-cell-range-address="'Performance Comparison - Sequential and Parallel with Outer Loops'.W9:'Performance Comparison - Sequential and Parallel with Outer Loops'.AN9" chart:label-cell-address="'Performance Comparison - Sequential and Parallel with Outer Loops'.V9:'Performance Comparison - Sequential and Parallel with Outer Loops'.V9" chart:class="chart:area">
            <chart:data-point chart:repeated="18"/>
          </chart:series>
          <chart:series chart:style-name="ch17" chart:values-cell-range-address="'Performance Comparison - Sequential and Parallel with Outer Loops'.W10:'Performance Comparison - Sequential and Parallel with Outer Loops'.AN10" chart:label-cell-address="'Performance Comparison - Sequential and Parallel with Outer Loops'.V10:'Performance Comparison - Sequential and Parallel with Outer Loops'.V10" chart:class="chart:area">
            <chart:data-point chart:repeated="18"/>
          </chart:series>
          <chart:series chart:style-name="ch18" chart:values-cell-range-address="'Performance Comparison - Sequential and Parallel with Outer Loops'.W11:'Performance Comparison - Sequential and Parallel with Outer Loops'.AN11" chart:label-cell-address="'Performance Comparison - Sequential and Parallel with Outer Loops'.V11:'Performance Comparison - Sequential and Parallel with Outer Loops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W3:'Performance Comparison - Sequential and Parallel with Outer Loops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V5:'Performance Comparison - Sequential and Parallel with Outer Loops'.V5</svg:desc>
                </draw:g>
              </table:table-cell>
              <table:table-cell office:value-type="float" office:value="0">
                <text:p>0</text:p>
                <draw:g>
                  <svg:desc>'Performance Comparison - Sequential and Parallel with Outer Loops'.W5:'Performance Comparison - Sequential and Parallel with Outer Loops'.AN5</svg:desc>
                </draw:g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87082869338697">
                <text:p>0.00187082869338697</text:p>
              </table:table-cell>
              <table:table-cell office:value-type="float" office:value="0.00194935886896179">
                <text:p>0.00194935886896179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268328157299975">
                <text:p>0.00268328157299975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0836660026534076">
                <text:p>0.000836660026534076</text:p>
              </table:table-cell>
              <table:table-cell office:value-type="float" office:value="0.00750333259292163">
                <text:p>0.00750333259292163</text:p>
              </table:table-cell>
              <table:table-cell office:value-type="float" office:value="0.0018165902124585">
                <text:p>0.0018165902124585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V6:'Performance Comparison - Sequential and Parallel with Outer Loops'.V6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Outer Loops'.W6:'Performance Comparison - Sequential and Parallel with Outer Loops'.AN6</svg:desc>
                </draw:g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">
                <text:p>0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187082869338697">
                <text:p>0.00187082869338697</text:p>
              </table:table-cell>
              <table:table-cell office:value-type="float" office:value="0.00173205080756888">
                <text:p>0.00173205080756888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23606797749979">
                <text:p>0.00223606797749979</text:p>
              </table:table-cell>
              <table:table-cell office:value-type="float" office:value="0.00223606797749979">
                <text:p>0.00223606797749979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286356421265527">
                <text:p>0.00286356421265527</text:p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258843582110896">
                <text:p>0.00258843582110896</text:p>
              </table:table-cell>
              <table:table-cell office:value-type="float" office:value="0.0345354889932081">
                <text:p>0.0345354889932081</text:p>
              </table:table-cell>
              <table:table-cell office:value-type="float" office:value="0.00219089023002066">
                <text:p>0.00219089023002066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V7:'Performance Comparison - Sequential and Parallel with Outer Loops'.V7</svg:desc>
                </draw:g>
              </table:table-cell>
              <table:table-cell office:value-type="float" office:value="0.00268328157299975">
                <text:p>0.00268328157299975</text:p>
                <draw:g>
                  <svg:desc>'Performance Comparison - Sequential and Parallel with Outer Loops'.W7:'Performance Comparison - Sequential and Parallel with Outer Loops'.AN7</svg:desc>
                </draw:g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194935886896179">
                <text:p>0.00194935886896179</text:p>
              </table:table-cell>
              <table:table-cell office:value-type="float" office:value="0">
                <text:p>0</text:p>
              </table:table-cell>
              <table:table-cell office:value-type="float" office:value="0.00346410161513775">
                <text:p>0.00346410161513775</text:p>
              </table:table-cell>
              <table:table-cell office:value-type="float" office:value="0.0034928498393146">
                <text:p>0.0034928498393146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415932686861709">
                <text:p>0.00415932686861709</text:p>
              </table:table-cell>
              <table:table-cell office:value-type="float" office:value="0.00433589667773576">
                <text:p>0.00433589667773576</text:p>
              </table:table-cell>
              <table:table-cell office:value-type="float" office:value="0">
                <text:p>0</text:p>
              </table:table-cell>
              <table:table-cell office:value-type="float" office:value="0.00709224929059886">
                <text:p>0.00709224929059886</text:p>
              </table:table-cell>
              <table:table-cell office:value-type="float" office:value="0.00661059755241536">
                <text:p>0.00661059755241536</text:p>
              </table:table-cell>
              <table:table-cell office:value-type="float" office:value="0.00432434966208793">
                <text:p>0.00432434966208793</text:p>
              </table:table-cell>
              <table:table-cell office:value-type="float" office:value="0.0485149461506452">
                <text:p>0.0485149461506452</text:p>
              </table:table-cell>
              <table:table-cell office:value-type="float" office:value="0.00151657508881031">
                <text:p>0.00151657508881031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V8:'Performance Comparison - Sequential and Parallel with Outer Loops'.V8</svg:desc>
                </draw:g>
              </table:table-cell>
              <table:table-cell office:value-type="float" office:value="0.000547722557505167">
                <text:p>0.000547722557505167</text:p>
                <draw:g>
                  <svg:desc>'Performance Comparison - Sequential and Parallel with Outer Loops'.W8:'Performance Comparison - Sequential and Parallel with Outer Loops'.AN8</svg:desc>
                </draw:g>
              </table:table-cell>
              <table:table-cell office:value-type="float" office:value="0.00230217288664427">
                <text:p>0.00230217288664427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4">
                <text:p>0.004</text:p>
              </table:table-cell>
              <table:table-cell office:value-type="float" office:value="0.00730068489937759">
                <text:p>0.00730068489937759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0541294744108974">
                <text:p>0.00541294744108974</text:p>
              </table:table-cell>
              <table:table-cell office:value-type="float" office:value="0.00873498712076898">
                <text:p>0.00873498712076898</text:p>
              </table:table-cell>
              <table:table-cell office:value-type="float" office:value="0.00234520787991171">
                <text:p>0.00234520787991171</text:p>
              </table:table-cell>
              <table:table-cell office:value-type="float" office:value="0.00114017542509914">
                <text:p>0.00114017542509914</text:p>
              </table:table-cell>
              <table:table-cell office:value-type="float" office:value="0.00432434966208793">
                <text:p>0.00432434966208793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279284800875379">
                <text:p>0.00279284800875379</text:p>
              </table:table-cell>
              <table:table-cell office:value-type="float" office:value="0.0204743742273116">
                <text:p>0.0204743742273116</text:p>
              </table:table-cell>
              <table:table-cell office:value-type="float" office:value="0.00234520787991171">
                <text:p>0.00234520787991171</text:p>
              </table:table-cell>
              <table:table-cell office:value-type="float" office:value="0.00622093240599832">
                <text:p>0.00622093240599832</text:p>
              </table:table-cell>
              <table:table-cell office:value-type="float" office:value="0.0640179662282394">
                <text:p>0.0640179662282394</text:p>
              </table:table-cell>
              <table:table-cell office:value-type="float" office:value="0.00353553390593274">
                <text:p>0.0035355339059327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V9:'Performance Comparison - Sequential and Parallel with Outer Loops'.V9</svg:desc>
                </draw:g>
              </table:table-cell>
              <table:table-cell office:value-type="float" office:value="0.00914877040918615">
                <text:p>0.00914877040918615</text:p>
                <draw:g>
                  <svg:desc>'Performance Comparison - Sequential and Parallel with Outer Loops'.W9:'Performance Comparison - Sequential and Parallel with Outer Loops'.AN9</svg:desc>
                </draw:g>
              </table:table-cell>
              <table:table-cell office:value-type="float" office:value="0.00936482781475453">
                <text:p>0.00936482781475453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135166563912826">
                <text:p>0.0135166563912826</text:p>
              </table:table-cell>
              <table:table-cell office:value-type="float" office:value="0.0146526448124562">
                <text:p>0.0146526448124562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0547722557505167">
                <text:p>0.000547722557505167</text:p>
              </table:table-cell>
              <table:table-cell office:value-type="float" office:value="0.00288097205817759">
                <text:p>0.00288097205817759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270185121722126">
                <text:p>0.00270185121722126</text:p>
              </table:table-cell>
              <table:table-cell office:value-type="float" office:value="0.0157066864742377">
                <text:p>0.0157066864742377</text:p>
              </table:table-cell>
              <table:table-cell office:value-type="float" office:value="0.00521536192416212">
                <text:p>0.00521536192416212</text:p>
              </table:table-cell>
              <table:table-cell office:value-type="float" office:value="0.0103585713300629">
                <text:p>0.0103585713300629</text:p>
              </table:table-cell>
              <table:table-cell office:value-type="float" office:value="0.0798028821534661">
                <text:p>0.0798028821534661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580517010948">
                <text:p>0.00580517010948</text:p>
              </table:table-cell>
              <table:table-cell office:value-type="float" office:value="0.069238717492455">
                <text:p>0.069238717492455</text:p>
              </table:table-cell>
              <table:table-cell office:value-type="float" office:value="0.00319374388453426">
                <text:p>0.00319374388453426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V10:'Performance Comparison - Sequential and Parallel with Outer Loops'.V10</svg:desc>
                </draw:g>
              </table:table-cell>
              <table:table-cell office:value-type="float" office:value="0.0397454399900165">
                <text:p>0.0397454399900165</text:p>
                <draw:g>
                  <svg:desc>'Performance Comparison - Sequential and Parallel with Outer Loops'.W10:'Performance Comparison - Sequential and Parallel with Outer Loops'.AN10</svg:desc>
                </draw:g>
              </table:table-cell>
              <table:table-cell office:value-type="float" office:value="0.0407332787779232">
                <text:p>0.0407332787779232</text:p>
              </table:table-cell>
              <table:table-cell office:value-type="float" office:value="0.00418330013267038">
                <text:p>0.00418330013267038</text:p>
              </table:table-cell>
              <table:table-cell office:value-type="float" office:value="0.0365143807286937">
                <text:p>0.0365143807286937</text:p>
              </table:table-cell>
              <table:table-cell office:value-type="float" office:value="0.031133583153887">
                <text:p>0.031133583153887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160218600667963">
                <text:p>0.0160218600667963</text:p>
              </table:table-cell>
              <table:table-cell office:value-type="float" office:value="0.0230716275975493">
                <text:p>0.0230716275975493</text:p>
              </table:table-cell>
              <table:table-cell office:value-type="float" office:value="0.00327108544675922">
                <text:p>0.00327108544675922</text:p>
              </table:table-cell>
              <table:table-cell office:value-type="float" office:value="0.00659545297913645">
                <text:p>0.00659545297913645</text:p>
              </table:table-cell>
              <table:table-cell office:value-type="float" office:value="0.0306512642479882">
                <text:p>0.0306512642479882</text:p>
              </table:table-cell>
              <table:table-cell office:value-type="float" office:value="0.0066932802122726">
                <text:p>0.0066932802122726</text:p>
              </table:table-cell>
              <table:table-cell office:value-type="float" office:value="0.00486826457785524">
                <text:p>0.00486826457785524</text:p>
              </table:table-cell>
              <table:table-cell office:value-type="float" office:value="0.0269128222228736">
                <text:p>0.0269128222228736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637965516309464">
                <text:p>0.00637965516309464</text:p>
              </table:table-cell>
              <table:table-cell office:value-type="float" office:value="0.109675430247617">
                <text:p>0.109675430247617</text:p>
              </table:table-cell>
              <table:table-cell office:value-type="float" office:value="0.00634822809924155">
                <text:p>0.00634822809924155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V11:'Performance Comparison - Sequential and Parallel with Outer Loops'.V11</svg:desc>
                </draw:g>
              </table:table-cell>
              <table:table-cell office:value-type="float" office:value="0.486370948967966">
                <text:p>0.486370948967966</text:p>
                <draw:g>
                  <svg:desc>'Performance Comparison - Sequential and Parallel with Outer Loops'.W11:'Performance Comparison - Sequential and Parallel with Outer Loops'.AN11</svg:desc>
                </draw:g>
              </table:table-cell>
              <table:table-cell office:value-type="float" office:value="0.464255640784255">
                <text:p>0.464255640784255</text:p>
              </table:table-cell>
              <table:table-cell office:value-type="float" office:value="0.004">
                <text:p>0.004</text:p>
              </table:table-cell>
              <table:table-cell office:value-type="float" office:value="0.341674991768493">
                <text:p>0.341674991768493</text:p>
              </table:table-cell>
              <table:table-cell office:value-type="float" office:value="0.342964575430175">
                <text:p>0.342964575430175</text:p>
              </table:table-cell>
              <table:table-cell office:value-type="float" office:value="0.0140356688476182">
                <text:p>0.0140356688476182</text:p>
              </table:table-cell>
              <table:table-cell office:value-type="float" office:value="0.15988964944611">
                <text:p>0.15988964944611</text:p>
              </table:table-cell>
              <table:table-cell office:value-type="float" office:value="0.298491708427554">
                <text:p>0.298491708427554</text:p>
              </table:table-cell>
              <table:table-cell office:value-type="float" office:value="0.0033466401061363">
                <text:p>0.0033466401061363</text:p>
              </table:table-cell>
              <table:table-cell office:value-type="float" office:value="0.15428447750827">
                <text:p>0.15428447750827</text:p>
              </table:table-cell>
              <table:table-cell office:value-type="float" office:value="0.639718453696624">
                <text:p>0.639718453696624</text:p>
              </table:table-cell>
              <table:table-cell office:value-type="float" office:value="0.00920326029187483">
                <text:p>0.00920326029187483</text:p>
              </table:table-cell>
              <table:table-cell office:value-type="float" office:value="0.0596238207430553">
                <text:p>0.0596238207430553</text:p>
              </table:table-cell>
              <table:table-cell office:value-type="float" office:value="0.451338897060735">
                <text:p>0.451338897060735</text:p>
              </table:table-cell>
              <table:table-cell office:value-type="float" office:value="0.00568330889535313">
                <text:p>0.00568330889535313</text:p>
              </table:table-cell>
              <table:table-cell office:value-type="float" office:value="0.0632115495775891">
                <text:p>0.0632115495775891</text:p>
              </table:table-cell>
              <table:table-cell office:value-type="float" office:value="0.266624830051516">
                <text:p>0.266624830051516</text:p>
              </table:table-cell>
              <table:table-cell office:value-type="float" office:value="0.00632455532033676">
                <text:p>0.006324555320336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9.795cm" svg:y="0.568cm" chart:style-name="ch2">
          <text:p>Pi Approximation (Monte Carlo Method) - OpenMP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Outer Loops'.V59:'Performance Comparison - Sequential and Parallel with Outer Loops'.Z66" chart:data-source-has-labels="both" svg:x="1.637cm" svg:y="2.894cm" svg:width="26.019cm" svg:height="17.307cm">
          <chartooo:coordinate-region svg:x="2.735cm" svg:y="3.093cm" svg:width="23.993cm" svg:height="16.461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Outer Loops'.V60:'Performance Comparison - Sequential and Parallel with Outer Loops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60:'Performance Comparison - Sequential and Parallel with Outer Loops'.W66" chart:label-cell-address="'Performance Comparison - Sequential and Parallel with Outer Loops'.W59:'Performance Comparison - Sequential and Parallel with Outer Loops'.W59" chart:class="chart:line">
            <chart:data-point chart:repeated="7"/>
          </chart:series>
          <chart:series chart:style-name="ch13" chart:values-cell-range-address="'Performance Comparison - Sequential and Parallel with Outer Loops'.X60:'Performance Comparison - Sequential and Parallel with Outer Loops'.X66" chart:label-cell-address="'Performance Comparison - Sequential and Parallel with Outer Loops'.X59:'Performance Comparison - Sequential and Parallel with Outer Loops'.X59" chart:class="chart:line">
            <chart:data-point chart:repeated="7"/>
          </chart:series>
          <chart:series chart:style-name="ch14" chart:values-cell-range-address="'Performance Comparison - Sequential and Parallel with Outer Loops'.Y60:'Performance Comparison - Sequential and Parallel with Outer Loops'.Y66" chart:label-cell-address="'Performance Comparison - Sequential and Parallel with Outer Loops'.Y59:'Performance Comparison - Sequential and Parallel with Outer Loops'.Y59" chart:class="chart:line">
            <chart:data-point chart:repeated="7"/>
          </chart:series>
          <chart:series chart:style-name="ch15" chart:values-cell-range-address="'Performance Comparison - Sequential and Parallel with Outer Loops'.Z60:'Performance Comparison - Sequential and Parallel with Outer Loops'.Z66" chart:label-cell-address="'Performance Comparison - Sequential and Parallel with Outer Loops'.Z59:'Performance Comparison - Sequential and Parallel with Outer Loops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Outer Loops'.W59:'Performance Comparison - Sequential and Parallel with Outer Loops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Outer Loops'.X59:'Performance Comparison - Sequential and Parallel with Outer Loops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Outer Loops'.Y59:'Performance Comparison - Sequential and Parallel with Outer Loops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Outer Loops'.Z59:'Performance Comparison - Sequential and Parallel with Outer Loops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Outer Loops'.V60:'Performance Comparison - Sequential and Parallel with Outer Loops'.V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Outer Loops'.W60:'Performance Comparison - Sequential and Parallel with Outer Loops'.W66</svg:desc>
                </draw:g>
              </table:table-cell>
              <table:table-cell office:value-type="float" office:value="0.941176470588235">
                <text:p>0.941176470588235</text:p>
                <draw:g>
                  <svg:desc>'Performance Comparison - Sequential and Parallel with Outer Loops'.X60:'Performance Comparison - Sequential and Parallel with Outer Loops'.X66</svg:desc>
                </draw:g>
              </table:table-cell>
              <table:table-cell office:value-type="float" office:value="0.888888888888889">
                <text:p>0.888888888888889</text:p>
                <draw:g>
                  <svg:desc>'Performance Comparison - Sequential and Parallel with Outer Loops'.Y60:'Performance Comparison - Sequential and Parallel with Outer Loops'.Y66</svg:desc>
                </draw:g>
              </table:table-cell>
              <table:table-cell office:value-type="float" office:value="0.551724137931034">
                <text:p>0.551724137931034</text:p>
                <draw:g>
                  <svg:desc>'Performance Comparison - Sequential and Parallel with Outer Loops'.Z60:'Performance Comparison - Sequential and Parallel with Outer Loops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1.76">
                <text:p>1.76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1417322834646">
                <text:p>1.61417322834646</text:p>
              </table:table-cell>
              <table:table-cell office:value-type="float" office:value="2.22826086956522">
                <text:p>2.22826086956522</text:p>
              </table:table-cell>
              <table:table-cell office:value-type="float" office:value="4.36170212765957">
                <text:p>4.36170212765957</text:p>
              </table:table-cell>
              <table:table-cell office:value-type="float" office:value="2.69736842105263">
                <text:p>2.697368421052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7698744769875">
                <text:p>1.47698744769875</text:p>
              </table:table-cell>
              <table:table-cell office:value-type="float" office:value="2.18575851393189">
                <text:p>2.18575851393189</text:p>
              </table:table-cell>
              <table:table-cell office:value-type="float" office:value="4.33128834355828">
                <text:p>4.33128834355828</text:p>
              </table:table-cell>
              <table:table-cell office:value-type="float" office:value="4.83561643835617">
                <text:p>4.83561643835617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822881615173">
                <text:p>1.90822881615173</text:p>
              </table:table-cell>
              <table:table-cell office:value-type="float" office:value="3.57478510028653">
                <text:p>3.57478510028653</text:p>
              </table:table-cell>
              <table:table-cell office:value-type="float" office:value="5.66575840145322">
                <text:p>5.66575840145322</text:p>
              </table:table-cell>
              <table:table-cell office:value-type="float" office:value="6.59408033826638">
                <text:p>6.5940803382663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0605114659623">
                <text:p>1.90605114659623</text:p>
              </table:table-cell>
              <table:table-cell office:value-type="float" office:value="3.468917294876">
                <text:p>3.468917294876</text:p>
              </table:table-cell>
              <table:table-cell office:value-type="float" office:value="5.56303109943057">
                <text:p>5.56303109943057</text:p>
              </table:table-cell>
              <table:table-cell office:value-type="float" office:value="7.08806786471705">
                <text:p>7.088067864717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229cm" svg:y="0.558cm" chart:style-name="ch2">
          <text:p>Pi Approximation (Monte Carlo Method) - OpenMP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Outer Loops'.V46:'Performance Comparison - Sequential and Parallel with Outer Loops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Outer Loops'.W46:'Performance Comparison - Sequential and Parallel with Outer Loops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47:'Performance Comparison - Sequential and Parallel with Outer Loops'.AB47" chart:label-cell-address="'Performance Comparison - Sequential and Parallel with Outer Loops'.V47:'Performance Comparison - Sequential and Parallel with Outer Loops'.V47" chart:class="chart:bar">
            <chart:data-point chart:repeated="6"/>
          </chart:series>
          <chart:series chart:style-name="ch13" chart:values-cell-range-address="'Performance Comparison - Sequential and Parallel with Outer Loops'.W48:'Performance Comparison - Sequential and Parallel with Outer Loops'.AB48" chart:label-cell-address="'Performance Comparison - Sequential and Parallel with Outer Loops'.V48:'Performance Comparison - Sequential and Parallel with Outer Loops'.V48" chart:class="chart:bar">
            <chart:data-point chart:repeated="6"/>
          </chart:series>
          <chart:series chart:style-name="ch14" chart:values-cell-range-address="'Performance Comparison - Sequential and Parallel with Outer Loops'.W49:'Performance Comparison - Sequential and Parallel with Outer Loops'.AB49" chart:label-cell-address="'Performance Comparison - Sequential and Parallel with Outer Loops'.V49:'Performance Comparison - Sequential and Parallel with Outer Loops'.V49" chart:class="chart:bar">
            <chart:data-point chart:repeated="6"/>
          </chart:series>
          <chart:series chart:style-name="ch15" chart:values-cell-range-address="'Performance Comparison - Sequential and Parallel with Outer Loops'.W50:'Performance Comparison - Sequential and Parallel with Outer Loops'.AB50" chart:label-cell-address="'Performance Comparison - Sequential and Parallel with Outer Loops'.V50:'Performance Comparison - Sequential and Parallel with Outer Loops'.V50" chart:class="chart:bar">
            <chart:data-point chart:repeated="6"/>
          </chart:series>
          <chart:series chart:style-name="ch16" chart:values-cell-range-address="'Performance Comparison - Sequential and Parallel with Outer Loops'.W51:'Performance Comparison - Sequential and Parallel with Outer Loops'.AB51" chart:label-cell-address="'Performance Comparison - Sequential and Parallel with Outer Loops'.V51:'Performance Comparison - Sequential and Parallel with Outer Loops'.V51" chart:class="chart:bar">
            <chart:data-point chart:repeated="6"/>
          </chart:series>
          <chart:series chart:style-name="ch17" chart:values-cell-range-address="'Performance Comparison - Sequential and Parallel with Outer Loops'.W52:'Performance Comparison - Sequential and Parallel with Outer Loops'.AB52" chart:label-cell-address="'Performance Comparison - Sequential and Parallel with Outer Loops'.V52:'Performance Comparison - Sequential and Parallel with Outer Loops'.V52" chart:class="chart:bar">
            <chart:data-point chart:repeated="6"/>
          </chart:series>
          <chart:series chart:style-name="ch18" chart:values-cell-range-address="'Performance Comparison - Sequential and Parallel with Outer Loops'.W53:'Performance Comparison - Sequential and Parallel with Outer Loops'.AB53" chart:label-cell-address="'Performance Comparison - Sequential and Parallel with Outer Loops'.V53:'Performance Comparison - Sequential and Parallel with Outer Loops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Outer Loops'.W46:'Performance Comparison - Sequential and Parallel with Outer Loops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V47:'Performance Comparison - Sequential and Parallel with Outer Loops'.V47</svg:desc>
                </draw:g>
              </table:table-cell>
              <table:table-cell office:value-type="float" office:value="0.003">
                <text:p>0.003</text:p>
                <draw:g>
                  <svg:desc>'Performance Comparison - Sequential and Parallel with Outer Loops'.W47:'Performance Comparison - Sequential and Parallel with Outer Loops'.AB47</svg:desc>
                </draw:g>
              </table:table-cell>
              <table:table-cell office:value-type="float" office:value="0.0032">
                <text:p>0.0032</text:p>
              </table:table-cell>
              <table:table-cell office:value-type="float" office:value="0.0032">
                <text:p>0.0032</text:p>
              </table:table-cell>
              <table:table-cell office:value-type="float" office:value="0.0034">
                <text:p>0.0034</text:p>
              </table:table-cell>
              <table:table-cell office:value-type="float" office:value="0.0036">
                <text:p>0.0036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V48:'Performance Comparison - Sequential and Parallel with Outer Loops'.V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Outer Loops'.W48:'Performance Comparison - Sequential and Parallel with Outer Loops'.AB48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36">
                <text:p>0.0036</text:p>
              </table:table-cell>
              <table:table-cell office:value-type="float" office:value="0.0038">
                <text:p>0.0038</text:p>
              </table:table-cell>
              <table:table-cell office:value-type="float" office:value="0.0022">
                <text:p>0.002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V49:'Performance Comparison - Sequential and Parallel with Outer Loops'.V49</svg:desc>
                </draw:g>
              </table:table-cell>
              <table:table-cell office:value-type="float" office:value="0.0098">
                <text:p>0.0098</text:p>
                <draw:g>
                  <svg:desc>'Performance Comparison - Sequential and Parallel with Outer Loops'.W49:'Performance Comparison - Sequential and Parallel with Outer Loops'.AB49</svg:desc>
                </draw:g>
              </table:table-cell>
              <table:table-cell office:value-type="float" office:value="0.0088">
                <text:p>0.0088</text:p>
              </table:table-cell>
              <table:table-cell office:value-type="float" office:value="0.006">
                <text:p>0.006</text:p>
              </table:table-cell>
              <table:table-cell office:value-type="float" office:value="0.0052">
                <text:p>0.0052</text:p>
              </table:table-cell>
              <table:table-cell office:value-type="float" office:value="0.005">
                <text:p>0.00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V50:'Performance Comparison - Sequential and Parallel with Outer Loops'.V50</svg:desc>
                </draw:g>
              </table:table-cell>
              <table:table-cell office:value-type="float" office:value="0.0504">
                <text:p>0.0504</text:p>
                <draw:g>
                  <svg:desc>'Performance Comparison - Sequential and Parallel with Outer Loops'.W50:'Performance Comparison - Sequential and Parallel with Outer Loops'.AB50</svg:desc>
                </draw:g>
              </table:table-cell>
              <table:table-cell office:value-type="float" office:value="0.041">
                <text:p>0.041</text:p>
              </table:table-cell>
              <table:table-cell office:value-type="float" office:value="0.0254">
                <text:p>0.0254</text:p>
              </table:table-cell>
              <table:table-cell office:value-type="float" office:value="0.0184">
                <text:p>0.0184</text:p>
              </table:table-cell>
              <table:table-cell office:value-type="float" office:value="0.0094">
                <text:p>0.0094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V51:'Performance Comparison - Sequential and Parallel with Outer Loops'.V51</svg:desc>
                </draw:g>
              </table:table-cell>
              <table:table-cell office:value-type="float" office:value="0.1982">
                <text:p>0.1982</text:p>
                <draw:g>
                  <svg:desc>'Performance Comparison - Sequential and Parallel with Outer Loops'.W51:'Performance Comparison - Sequential and Parallel with Outer Loops'.AB51</svg:desc>
                </draw:g>
              </table:table-cell>
              <table:table-cell office:value-type="float" office:value="0.1412">
                <text:p>0.1412</text:p>
              </table:table-cell>
              <table:table-cell office:value-type="float" office:value="0.0956">
                <text:p>0.0956</text:p>
              </table:table-cell>
              <table:table-cell office:value-type="float" office:value="0.0646">
                <text:p>0.0646</text:p>
              </table:table-cell>
              <table:table-cell office:value-type="float" office:value="0.0326">
                <text:p>0.032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V52:'Performance Comparison - Sequential and Parallel with Outer Loops'.V52</svg:desc>
                </draw:g>
              </table:table-cell>
              <table:table-cell office:value-type="float" office:value="1.7868">
                <text:p>1.7868</text:p>
                <draw:g>
                  <svg:desc>'Performance Comparison - Sequential and Parallel with Outer Loops'.W52:'Performance Comparison - Sequential and Parallel with Outer Loops'.AB52</svg:desc>
                </draw:g>
              </table:table-cell>
              <table:table-cell office:value-type="float" office:value="1.2476">
                <text:p>1.2476</text:p>
              </table:table-cell>
              <table:table-cell office:value-type="float" office:value="0.6538">
                <text:p>0.6538</text:p>
              </table:table-cell>
              <table:table-cell office:value-type="float" office:value="0.349">
                <text:p>0.349</text:p>
              </table:table-cell>
              <table:table-cell office:value-type="float" office:value="0.2202">
                <text:p>0.2202</text:p>
              </table:table-cell>
              <table:table-cell office:value-type="float" office:value="0.1892">
                <text:p>0.1892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V53:'Performance Comparison - Sequential and Parallel with Outer Loops'.V53</svg:desc>
                </draw:g>
              </table:table-cell>
              <table:table-cell office:value-type="float" office:value="17.9258">
                <text:p>17.9258</text:p>
                <draw:g>
                  <svg:desc>'Performance Comparison - Sequential and Parallel with Outer Loops'.W53:'Performance Comparison - Sequential and Parallel with Outer Loops'.AB53</svg:desc>
                </draw:g>
              </table:table-cell>
              <table:table-cell office:value-type="float" office:value="12.7004">
                <text:p>12.7004</text:p>
              </table:table-cell>
              <table:table-cell office:value-type="float" office:value="6.6632">
                <text:p>6.6632</text:p>
              </table:table-cell>
              <table:table-cell office:value-type="float" office:value="3.6612">
                <text:p>3.6612</text:p>
              </table:table-cell>
              <table:table-cell office:value-type="float" office:value="2.283">
                <text:p>2.283</text:p>
              </table:table-cell>
              <table:table-cell office:value-type="float" office:value="1.7918">
                <text:p>1.79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